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style:font-face style:name="Roboto" svg:font-family="Roboto"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P1" style:family="paragraph" style:parent-style-name="Standard">
      <style:paragraph-properties fo:text-align="center" style:justify-single-word="false"/>
      <style:text-properties fo:font-size="14pt" fo:font-weight="bold" officeooo:rsid="00124442" officeooo:paragraph-rsid="00124442"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officeooo:rsid="00124442" officeooo:paragraph-rsid="00124442" style:font-weight-asian="bold" style:font-weight-complex="bold"/>
    </style:style>
    <style:style style:name="P3" style:family="paragraph" style:parent-style-name="Standard">
      <style:paragraph-properties fo:text-align="start" style:justify-single-word="false"/>
      <style:text-properties fo:font-weight="bold" officeooo:rsid="006b5614" officeooo:paragraph-rsid="006b5614" style:font-weight-asian="bold" style:font-weight-complex="bold"/>
    </style:style>
    <style:style style:name="P4" style:family="paragraph" style:parent-style-name="Preformatted_20_Text">
      <style:paragraph-properties fo:text-align="start" style:justify-single-word="false"/>
      <style:text-properties fo:font-weight="bold" officeooo:rsid="006b5614" officeooo:paragraph-rsid="006b5614" style:font-weight-asian="bold" style:font-weight-complex="bold"/>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text-properties officeooo:rsid="006fc946" officeooo:paragraph-rsid="006fc946"/>
    </style:style>
    <style:style style:name="P7" style:family="paragraph" style:parent-style-name="Standard">
      <style:paragraph-properties fo:text-align="start" style:justify-single-word="false"/>
      <style:text-properties fo:font-weight="normal" officeooo:rsid="00484576" officeooo:paragraph-rsid="00716185" style:font-weight-asian="normal" style:font-weight-complex="normal"/>
    </style:style>
    <style:style style:name="P8" style:family="paragraph" style:parent-style-name="Preformatted_20_Text">
      <style:paragraph-properties fo:margin-top="0in" fo:margin-bottom="0.1965in" style:contextual-spacing="false"/>
      <style:text-properties officeooo:rsid="006fc946" officeooo:paragraph-rsid="00872b45"/>
    </style:style>
    <style:style style:name="P9" style:family="paragraph" style:parent-style-name="Preformatted_20_Text">
      <style:paragraph-properties fo:margin-top="0in" fo:margin-bottom="0.1965in" style:contextual-spacing="false"/>
      <style:text-properties officeooo:paragraph-rsid="00872b45"/>
    </style:style>
    <style:style style:name="P10" style:family="paragraph" style:parent-style-name="Preformatted_20_Text">
      <style:paragraph-properties fo:margin-top="0in" fo:margin-bottom="0.1965in" style:contextual-spacing="false"/>
      <style:text-properties officeooo:rsid="00872b45" officeooo:paragraph-rsid="00872b45"/>
    </style:style>
    <style:style style:name="P11" style:family="paragraph" style:parent-style-name="Standard">
      <style:paragraph-properties fo:text-align="start" style:justify-single-word="false" fo:break-before="page"/>
      <style:text-properties fo:font-weight="bold" officeooo:rsid="00124442" officeooo:paragraph-rsid="00124442" style:font-weight-asian="bold" style:font-weight-complex="bold"/>
    </style:style>
    <style:style style:name="P12" style:family="paragraph" style:parent-style-name="Standard">
      <style:paragraph-properties fo:text-align="start" style:justify-single-word="false"/>
      <style:text-properties fo:font-weight="normal" officeooo:rsid="00124442" officeooo:paragraph-rsid="0024dcaf" style:font-weight-asian="normal" style:font-weight-complex="normal"/>
    </style:style>
    <style:style style:name="P13" style:family="paragraph" style:parent-style-name="Standard">
      <style:paragraph-properties fo:text-align="start" style:justify-single-word="false"/>
      <style:text-properties fo:font-weight="normal" officeooo:rsid="00124442" officeooo:paragraph-rsid="00124442" style:font-weight-asian="normal" style:font-weight-complex="normal"/>
    </style:style>
    <style:style style:name="P14" style:family="paragraph" style:parent-style-name="Standard">
      <style:paragraph-properties fo:text-align="start" style:justify-single-word="false"/>
      <style:text-properties fo:font-weight="bold" officeooo:rsid="00152750" officeooo:paragraph-rsid="00152750" style:font-weight-asian="bold" style:font-weight-complex="bold"/>
    </style:style>
    <style:style style:name="P15" style:family="paragraph" style:parent-style-name="Standard" style:list-style-name="L1">
      <style:paragraph-properties fo:text-align="start" style:justify-single-word="false"/>
      <style:text-properties fo:font-weight="normal" officeooo:rsid="00152750" officeooo:paragraph-rsid="00152750" style:font-weight-asian="normal" style:font-weight-complex="normal"/>
    </style:style>
    <style:style style:name="P16" style:family="paragraph" style:parent-style-name="Standard" style:list-style-name="L1">
      <style:paragraph-properties fo:text-align="start" style:justify-single-word="false"/>
      <style:text-properties fo:font-weight="normal" officeooo:rsid="00152750" officeooo:paragraph-rsid="005ff604" style:font-weight-asian="normal" style:font-weight-complex="normal"/>
    </style:style>
    <style:style style:name="P17" style:family="paragraph" style:parent-style-name="Standard" style:list-style-name="L1">
      <style:paragraph-properties fo:text-align="start" style:justify-single-word="false"/>
      <style:text-properties fo:font-weight="normal" officeooo:rsid="00152750" officeooo:paragraph-rsid="0024dcaf" style:font-weight-asian="normal" style:font-weight-complex="normal"/>
    </style:style>
    <style:style style:name="P18" style:family="paragraph" style:parent-style-name="Standard">
      <style:paragraph-properties fo:text-align="start" style:justify-single-word="false"/>
      <style:text-properties fo:font-size="12pt" fo:font-weight="bold" officeooo:rsid="00124442" officeooo:paragraph-rsid="00124442" style:font-size-asian="12pt" style:font-weight-asian="bold" style:font-size-complex="12pt" style:font-weight-complex="bold"/>
    </style:style>
    <style:style style:name="P19" style:family="paragraph" style:parent-style-name="Standard">
      <style:paragraph-properties fo:text-align="start" style:justify-single-word="false"/>
      <style:text-properties officeooo:paragraph-rsid="00124442"/>
    </style:style>
    <style:style style:name="P20" style:family="paragraph" style:parent-style-name="Standard">
      <style:paragraph-properties fo:text-align="start" style:justify-single-word="false"/>
      <style:text-properties officeooo:paragraph-rsid="003e4fb0"/>
    </style:style>
    <style:style style:name="P21" style:family="paragraph" style:parent-style-name="Standard">
      <style:paragraph-properties fo:text-align="start" style:justify-single-word="false"/>
      <style:text-properties officeooo:rsid="003e4fb0" officeooo:paragraph-rsid="003e4fb0"/>
    </style:style>
    <style:style style:name="P22" style:family="paragraph" style:parent-style-name="Standard">
      <style:paragraph-properties fo:text-align="start" style:justify-single-word="false"/>
      <style:text-properties fo:font-weight="normal" officeooo:rsid="00152750" officeooo:paragraph-rsid="00152750" style:font-weight-asian="normal" style:font-weight-complex="normal"/>
    </style:style>
    <style:style style:name="P23" style:family="paragraph" style:parent-style-name="Standard">
      <style:paragraph-properties fo:text-align="start" style:justify-single-word="false"/>
      <style:text-properties fo:font-weight="normal" officeooo:rsid="00152750" officeooo:paragraph-rsid="00124442" style:font-weight-asian="normal" style:font-weight-complex="normal"/>
    </style:style>
    <style:style style:name="P24" style:family="paragraph" style:parent-style-name="Standard">
      <style:paragraph-properties fo:text-align="start" style:justify-single-word="false"/>
      <style:text-properties fo:font-size="12pt" fo:font-weight="normal" officeooo:rsid="003e4fb0" officeooo:paragraph-rsid="0063a518"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weight="bold" officeooo:rsid="003e4fb0" officeooo:paragraph-rsid="003e4fb0" style:font-weight-asian="bold" style:font-weight-complex="bold"/>
    </style:style>
    <style:style style:name="P26" style:family="paragraph" style:parent-style-name="Standard">
      <style:paragraph-properties fo:text-align="center" style:justify-single-word="false" fo:break-before="page"/>
      <style:text-properties fo:font-size="16pt" fo:font-weight="bold" officeooo:rsid="003e4fb0" officeooo:paragraph-rsid="003e4fb0"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2pt" fo:font-weight="normal" officeooo:rsid="003e4fb0" officeooo:paragraph-rsid="003e4fb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officeooo:paragraph-rsid="00848c83"/>
    </style:style>
    <style:style style:name="P29" style:family="paragraph" style:parent-style-name="Standard">
      <style:paragraph-properties fo:text-align="start" style:justify-single-word="false"/>
      <style:text-properties fo:font-size="12pt" fo:font-style="italic" fo:font-weight="normal" officeooo:rsid="003e4fb0" officeooo:paragraph-rsid="003e4fb0"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weight="normal" officeooo:rsid="003e4fb0" officeooo:paragraph-rsid="00848c8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848c83" officeooo:paragraph-rsid="00848c8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fc8f5" officeooo:paragraph-rsid="003fc8f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style="italic" fo:font-weight="normal" officeooo:rsid="004a40f0" officeooo:paragraph-rsid="004a40f0"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size="12pt" fo:font-weight="normal" officeooo:rsid="004a40f0" officeooo:paragraph-rsid="004a40f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fc8f5" officeooo:paragraph-rsid="004a40f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52750" officeooo:paragraph-rsid="0040d5f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fc8f5" officeooo:paragraph-rsid="0040d5f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43bb11" officeooo:paragraph-rsid="0043bb11"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style="normal" fo:font-weight="normal" officeooo:rsid="0077d1e9" officeooo:paragraph-rsid="0077d1e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italic" fo:font-weight="normal" officeooo:rsid="0043bb11" officeooo:paragraph-rsid="0043bb11"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fo:font-size="12pt" fo:font-weight="normal" officeooo:rsid="0043bb11" officeooo:paragraph-rsid="0043bb1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weight="normal" officeooo:rsid="0025fa4d" officeooo:paragraph-rsid="0025fa4d" style:font-weight-asian="normal" style:font-weight-complex="normal"/>
    </style:style>
    <style:style style:name="P43" style:family="paragraph" style:parent-style-name="Standard">
      <style:paragraph-properties fo:text-align="start" style:justify-single-word="false" fo:break-before="page"/>
      <style:text-properties fo:font-weight="normal" officeooo:rsid="0025fa4d" officeooo:paragraph-rsid="0025fa4d" style:font-weight-asian="normal" style:font-weight-complex="normal"/>
    </style:style>
    <style:style style:name="P44" style:family="paragraph" style:parent-style-name="Standard">
      <style:paragraph-properties fo:text-align="start" style:justify-single-word="false"/>
      <style:text-properties fo:font-weight="normal" officeooo:rsid="00152750" officeooo:paragraph-rsid="0025fa4d" style:font-weight-asian="normal" style:font-weight-complex="normal"/>
    </style:style>
    <style:style style:name="P45" style:family="paragraph" style:parent-style-name="Standard">
      <style:paragraph-properties fo:text-align="start" style:justify-single-word="false"/>
      <style:text-properties fo:font-weight="normal" officeooo:rsid="00152750" officeooo:paragraph-rsid="0026583b" style:font-weight-asian="normal" style:font-weight-complex="normal"/>
    </style:style>
    <style:style style:name="P46" style:family="paragraph" style:parent-style-name="Standard">
      <style:paragraph-properties fo:text-align="start" style:justify-single-word="false"/>
      <style:text-properties fo:font-weight="normal" officeooo:rsid="0026583b" officeooo:paragraph-rsid="0026583b" style:font-weight-asian="normal" style:font-weight-complex="normal"/>
    </style:style>
    <style:style style:name="P47" style:family="paragraph" style:parent-style-name="Standard">
      <style:paragraph-properties fo:text-align="start" style:justify-single-word="false"/>
      <style:text-properties fo:font-weight="normal" officeooo:rsid="0026583b" officeooo:paragraph-rsid="0025fa4d" style:font-weight-asian="normal" style:font-weight-complex="normal"/>
    </style:style>
    <style:style style:name="P48" style:family="paragraph" style:parent-style-name="Standard">
      <style:paragraph-properties fo:text-align="start" style:justify-single-word="false"/>
      <style:text-properties fo:font-weight="normal" officeooo:rsid="00152750" officeooo:paragraph-rsid="00848c83" style:font-weight-asian="normal" style:font-weight-complex="normal"/>
    </style:style>
    <style:style style:name="P49" style:family="paragraph" style:parent-style-name="Standard">
      <style:paragraph-properties fo:text-align="start" style:justify-single-word="false"/>
      <style:text-properties fo:font-weight="normal" officeooo:rsid="0026583b" officeooo:paragraph-rsid="0064d0e8" style:font-weight-asian="normal" style:font-weight-complex="normal"/>
    </style:style>
    <style:style style:name="P50" style:family="paragraph" style:parent-style-name="Standard">
      <style:paragraph-properties fo:text-align="start" style:justify-single-word="false"/>
      <style:text-properties fo:font-weight="normal" officeooo:rsid="00152750" officeooo:paragraph-rsid="0027a5ee" style:font-weight-asian="normal" style:font-weight-complex="normal"/>
    </style:style>
    <style:style style:name="P51" style:family="paragraph" style:parent-style-name="Standard">
      <style:paragraph-properties fo:text-align="start" style:justify-single-word="false"/>
      <style:text-properties fo:font-weight="normal" officeooo:rsid="0027a5ee" officeooo:paragraph-rsid="0027a5ee" style:font-weight-asian="normal" style:font-weight-complex="normal"/>
    </style:style>
    <style:style style:name="P52" style:family="paragraph" style:parent-style-name="Standard">
      <style:paragraph-properties fo:text-align="start" style:justify-single-word="false"/>
      <style:text-properties fo:font-weight="normal" officeooo:rsid="0027a5ee" officeooo:paragraph-rsid="00848c83" style:font-weight-asian="normal" style:font-weight-complex="normal"/>
    </style:style>
    <style:style style:name="P53" style:family="paragraph" style:parent-style-name="Standard">
      <style:paragraph-properties fo:text-align="start" style:justify-single-word="false"/>
      <style:text-properties fo:font-weight="normal" officeooo:rsid="002dfcc6" officeooo:paragraph-rsid="002dfcc6" style:font-weight-asian="normal" style:font-weight-complex="normal"/>
    </style:style>
    <style:style style:name="P54" style:family="paragraph" style:parent-style-name="Standard">
      <style:paragraph-properties fo:text-align="start" style:justify-single-word="false"/>
      <style:text-properties fo:font-weight="normal" officeooo:rsid="002904a5" officeooo:paragraph-rsid="002904a5" style:font-weight-asian="normal" style:font-weight-complex="normal"/>
    </style:style>
    <style:style style:name="P55" style:family="paragraph" style:parent-style-name="Standard">
      <style:paragraph-properties fo:text-align="start" style:justify-single-word="false"/>
      <style:text-properties officeooo:paragraph-rsid="002904a5"/>
    </style:style>
    <style:style style:name="P56" style:family="paragraph" style:parent-style-name="Standard">
      <style:paragraph-properties fo:text-align="start" style:justify-single-word="false"/>
      <style:text-properties officeooo:paragraph-rsid="002a7277"/>
    </style:style>
    <style:style style:name="P57" style:family="paragraph" style:parent-style-name="Standard">
      <style:paragraph-properties fo:text-align="start" style:justify-single-word="false"/>
      <style:text-properties fo:font-weight="normal" officeooo:rsid="002a7277" officeooo:paragraph-rsid="002a7277" style:font-weight-asian="normal" style:font-weight-complex="normal"/>
    </style:style>
    <style:style style:name="P58" style:family="paragraph" style:parent-style-name="Standard">
      <style:paragraph-properties fo:text-align="start" style:justify-single-word="false"/>
      <style:text-properties fo:font-weight="normal" officeooo:rsid="00152750" officeooo:paragraph-rsid="002a7277" style:font-weight-asian="normal" style:font-weight-complex="normal"/>
    </style:style>
    <style:style style:name="P59" style:family="paragraph" style:parent-style-name="Standard">
      <style:paragraph-properties fo:text-align="start" style:justify-single-word="false" fo:break-before="page"/>
      <style:text-properties fo:font-weight="normal" officeooo:rsid="00152750" officeooo:paragraph-rsid="00848c83" style:font-weight-asian="normal" style:font-weight-complex="normal"/>
    </style:style>
    <style:style style:name="P60" style:family="paragraph" style:parent-style-name="Standard">
      <style:paragraph-properties fo:text-align="start" style:justify-single-word="false"/>
      <style:text-properties fo:color="#000000" loext:opacity="100%" style:font-name="monospace" fo:font-size="6pt" fo:font-weight="normal" officeooo:rsid="002a7277" officeooo:paragraph-rsid="002bc211" fo:background-color="#ffffff" style:font-size-asian="6pt" style:font-weight-asian="normal" style:font-size-complex="6pt" style:font-weight-complex="normal"/>
    </style:style>
    <style:style style:name="P61" style:family="paragraph" style:parent-style-name="Standard">
      <style:paragraph-properties fo:text-align="start" style:justify-single-word="false"/>
      <style:text-properties fo:color="#000000" loext:opacity="100%" style:font-name="monospace" fo:font-size="6pt" fo:font-weight="normal" officeooo:rsid="002bc211" officeooo:paragraph-rsid="002bc211" fo:background-color="#ffffff" style:font-size-asian="6pt" style:font-weight-asian="normal" style:font-size-complex="6pt" style:font-weight-complex="normal"/>
    </style:style>
    <style:style style:name="P62" style:family="paragraph" style:parent-style-name="Standard">
      <style:paragraph-properties fo:text-align="start" style:justify-single-word="false"/>
      <style:text-properties style:font-name="monospace" fo:font-weight="normal" officeooo:rsid="002a7277" officeooo:paragraph-rsid="004497b5" style:font-weight-asian="normal" style:font-weight-complex="normal"/>
    </style:style>
    <style:style style:name="P63" style:family="paragraph" style:parent-style-name="Standard">
      <style:paragraph-properties fo:text-align="start" style:justify-single-word="false"/>
      <style:text-properties style:font-name="monospace" fo:font-size="6pt" fo:font-weight="normal" officeooo:rsid="002a7277" officeooo:paragraph-rsid="00452c0d" style:font-size-asian="6pt" style:font-weight-asian="normal" style:font-size-complex="6pt" style:font-weight-complex="normal"/>
    </style:style>
    <style:style style:name="P64" style:family="paragraph" style:parent-style-name="Standard">
      <style:paragraph-properties fo:text-align="start" style:justify-single-word="false"/>
      <style:text-properties fo:font-weight="normal" officeooo:rsid="002a7277" officeooo:paragraph-rsid="004497b5" style:font-weight-asian="normal" style:font-weight-complex="normal"/>
    </style:style>
    <style:style style:name="P65" style:family="paragraph" style:parent-style-name="Standard">
      <style:paragraph-properties fo:text-align="start" style:justify-single-word="false"/>
      <style:text-properties fo:font-weight="normal" officeooo:rsid="002bf48d" officeooo:paragraph-rsid="002bf48d" style:font-weight-asian="normal" style:font-weight-complex="normal"/>
    </style:style>
    <style:style style:name="P66" style:family="paragraph" style:parent-style-name="Standard">
      <style:paragraph-properties fo:text-align="start" style:justify-single-word="false"/>
      <style:text-properties fo:font-weight="normal" officeooo:rsid="00152750" officeooo:paragraph-rsid="003a23c0" style:font-weight-asian="normal" style:font-weight-complex="normal"/>
    </style:style>
    <style:style style:name="P67" style:family="paragraph" style:parent-style-name="Standard">
      <style:paragraph-properties fo:text-align="start" style:justify-single-word="false"/>
      <style:text-properties fo:font-weight="bold" officeooo:rsid="00152750" officeooo:paragraph-rsid="0025fa4d" style:font-weight-asian="bold" style:font-weight-complex="bold"/>
    </style:style>
    <style:style style:name="P68" style:family="paragraph" style:parent-style-name="Standard">
      <style:paragraph-properties fo:text-align="start" style:justify-single-word="false"/>
      <style:text-properties fo:font-weight="normal" officeooo:rsid="002d9599" officeooo:paragraph-rsid="002d9599" style:font-weight-asian="normal" style:font-weight-complex="normal"/>
    </style:style>
    <style:style style:name="P69" style:family="paragraph" style:parent-style-name="Standard">
      <style:paragraph-properties fo:text-align="start" style:justify-single-word="false"/>
      <style:text-properties fo:font-weight="normal" officeooo:rsid="00152750" officeooo:paragraph-rsid="0043bb11" style:font-weight-asian="normal" style:font-weight-complex="normal"/>
    </style:style>
    <style:style style:name="P70" style:family="paragraph" style:parent-style-name="Standard">
      <style:paragraph-properties fo:text-align="start" style:justify-single-word="false"/>
      <style:text-properties fo:font-weight="normal" officeooo:rsid="002d9599" officeooo:paragraph-rsid="0077d1e9" style:font-weight-asian="normal" style:font-weight-complex="normal"/>
    </style:style>
    <style:style style:name="P71" style:family="paragraph" style:parent-style-name="Standard">
      <style:paragraph-properties fo:text-align="start" style:justify-single-word="false"/>
      <style:text-properties fo:font-weight="normal" officeooo:rsid="00152750" officeooo:paragraph-rsid="002bf48d" style:font-weight-asian="normal" style:font-weight-complex="normal"/>
    </style:style>
    <style:style style:name="P72" style:family="paragraph" style:parent-style-name="Standard">
      <style:paragraph-properties fo:text-align="start" style:justify-single-word="false"/>
      <style:text-properties fo:font-weight="normal" officeooo:rsid="002bf48d" officeooo:paragraph-rsid="00852bed" style:font-weight-asian="normal" style:font-weight-complex="normal"/>
    </style:style>
    <style:style style:name="P73" style:family="paragraph" style:parent-style-name="Standard">
      <style:paragraph-properties fo:text-align="start" style:justify-single-word="false"/>
      <style:text-properties fo:font-weight="normal" officeooo:rsid="002bf48d" officeooo:paragraph-rsid="00331ef8" style:font-weight-asian="normal" style:font-weight-complex="normal"/>
    </style:style>
    <style:style style:name="P74" style:family="paragraph" style:parent-style-name="Standard">
      <style:paragraph-properties fo:text-align="start" style:justify-single-word="false"/>
      <style:text-properties fo:font-weight="normal" officeooo:rsid="00152750" officeooo:paragraph-rsid="0024dcaf" style:font-weight-asian="normal" style:font-weight-complex="normal"/>
    </style:style>
    <style:style style:name="P75" style:family="paragraph" style:parent-style-name="Standard">
      <style:paragraph-properties fo:text-align="start" style:justify-single-word="false" fo:break-before="page"/>
      <style:text-properties fo:font-weight="bold" officeooo:rsid="0024dcaf" officeooo:paragraph-rsid="0024dcaf" style:font-weight-asian="bold" style:font-weight-complex="bold"/>
    </style:style>
    <style:style style:name="P76" style:family="paragraph" style:parent-style-name="Standard">
      <style:paragraph-properties fo:text-align="start" style:justify-single-word="false"/>
      <style:text-properties fo:font-weight="normal" officeooo:rsid="00152750" officeooo:paragraph-rsid="0065b9e4" style:font-weight-asian="normal" style:font-weight-complex="normal"/>
    </style:style>
    <style:style style:name="P77" style:family="paragraph" style:parent-style-name="Standard">
      <style:paragraph-properties fo:text-align="start" style:justify-single-word="false"/>
      <style:text-properties fo:font-weight="normal" officeooo:rsid="0013988b" officeooo:paragraph-rsid="0013988b" style:font-weight-asian="normal" style:font-weight-complex="normal"/>
    </style:style>
    <style:style style:name="P78" style:family="paragraph" style:parent-style-name="Standard">
      <style:paragraph-properties fo:text-align="start" style:justify-single-word="false"/>
      <style:text-properties fo:font-weight="normal" officeooo:rsid="0018dc31" officeooo:paragraph-rsid="002f32e9" style:font-weight-asian="normal" style:font-weight-complex="normal"/>
    </style:style>
    <style:style style:name="P79" style:family="paragraph" style:parent-style-name="Standard">
      <style:paragraph-properties fo:text-align="start" style:justify-single-word="false"/>
      <style:text-properties fo:font-weight="normal" officeooo:rsid="0016816a" officeooo:paragraph-rsid="0016816a" style:font-weight-asian="normal" style:font-weight-complex="normal"/>
    </style:style>
    <style:style style:name="P80" style:family="paragraph" style:parent-style-name="Standard">
      <style:paragraph-properties fo:text-align="start" style:justify-single-word="false"/>
      <style:text-properties fo:font-weight="normal" officeooo:rsid="0016816a" officeooo:paragraph-rsid="002f32e9" style:font-weight-asian="normal" style:font-weight-complex="normal"/>
    </style:style>
    <style:style style:name="P81" style:family="paragraph" style:parent-style-name="Standard">
      <style:paragraph-properties fo:text-align="start" style:justify-single-word="false"/>
      <style:text-properties fo:font-weight="normal" officeooo:rsid="0016816a" officeooo:paragraph-rsid="0017dab4" style:font-weight-asian="normal" style:font-weight-complex="normal"/>
    </style:style>
    <style:style style:name="P82" style:family="paragraph" style:parent-style-name="Standard">
      <style:paragraph-properties fo:text-align="start" style:justify-single-word="false"/>
      <style:text-properties fo:font-weight="normal" officeooo:rsid="0018dc31" officeooo:paragraph-rsid="0018dc31" style:font-weight-asian="normal" style:font-weight-complex="normal"/>
    </style:style>
    <style:style style:name="P83" style:family="paragraph" style:parent-style-name="Standard">
      <style:paragraph-properties fo:text-align="start" style:justify-single-word="false"/>
      <style:text-properties fo:font-weight="normal" officeooo:rsid="0018dc31" officeooo:paragraph-rsid="00794ac4" style:font-weight-asian="normal" style:font-weight-complex="normal"/>
    </style:style>
    <style:style style:name="P84" style:family="paragraph" style:parent-style-name="Standard">
      <style:paragraph-properties fo:text-align="start" style:justify-single-word="false"/>
      <style:text-properties fo:font-weight="normal" officeooo:rsid="00328e4a" officeooo:paragraph-rsid="00328e4a" style:font-weight-asian="normal" style:font-weight-complex="normal"/>
    </style:style>
    <style:style style:name="P85" style:family="paragraph" style:parent-style-name="Standard">
      <style:paragraph-properties fo:text-align="start" style:justify-single-word="false"/>
      <style:text-properties fo:font-weight="normal" officeooo:rsid="0067063a" officeooo:paragraph-rsid="0067063a" style:font-weight-asian="normal" style:font-weight-complex="normal"/>
    </style:style>
    <style:style style:name="P86" style:family="paragraph" style:parent-style-name="Standard">
      <style:paragraph-properties fo:text-align="start" style:justify-single-word="false"/>
      <style:text-properties fo:font-weight="normal" officeooo:rsid="007576df" officeooo:paragraph-rsid="007576df" style:font-weight-asian="normal" style:font-weight-complex="normal"/>
    </style:style>
    <style:style style:name="P87" style:family="paragraph" style:parent-style-name="Standard">
      <style:paragraph-properties fo:text-align="start" style:justify-single-word="false"/>
      <style:text-properties fo:font-weight="bold" officeooo:rsid="0067063a" officeooo:paragraph-rsid="0067063a" style:font-weight-asian="bold" style:font-weight-complex="bold"/>
    </style:style>
    <style:style style:name="P88" style:family="paragraph" style:parent-style-name="Standard">
      <style:paragraph-properties fo:text-align="start" style:justify-single-word="false"/>
      <style:text-properties fo:font-weight="normal" officeooo:rsid="0018dc31" officeooo:paragraph-rsid="0067063a" style:font-weight-asian="normal" style:font-weight-complex="normal"/>
    </style:style>
    <style:style style:name="P89" style:family="paragraph" style:parent-style-name="Standard">
      <style:paragraph-properties fo:text-align="start" style:justify-single-word="false"/>
      <style:text-properties fo:font-weight="normal" officeooo:rsid="00726c2a" officeooo:paragraph-rsid="00726c2a" style:font-weight-asian="normal" style:font-weight-complex="normal"/>
    </style:style>
    <style:style style:name="P90" style:family="paragraph" style:parent-style-name="Standard">
      <style:paragraph-properties fo:text-align="start" style:justify-single-word="false"/>
      <style:text-properties fo:font-weight="bold" officeooo:rsid="0067063a" officeooo:paragraph-rsid="006e820b" style:font-weight-asian="bold" style:font-weight-complex="bold"/>
    </style:style>
    <style:style style:name="P91" style:family="paragraph" style:parent-style-name="Standard">
      <style:paragraph-properties fo:text-align="start" style:justify-single-word="false"/>
      <style:text-properties fo:font-weight="normal" officeooo:rsid="001989bc" officeooo:paragraph-rsid="001989bc" style:font-weight-asian="normal" style:font-weight-complex="normal"/>
    </style:style>
    <style:style style:name="P92" style:family="paragraph" style:parent-style-name="Standard">
      <style:paragraph-properties fo:text-align="start" style:justify-single-word="false"/>
      <style:text-properties fo:font-weight="normal" officeooo:rsid="0018dc31" officeooo:paragraph-rsid="001989bc" style:font-weight-asian="normal" style:font-weight-complex="normal"/>
    </style:style>
    <style:style style:name="P93" style:family="paragraph" style:parent-style-name="Standard">
      <style:paragraph-properties fo:text-align="start" style:justify-single-word="false"/>
      <style:text-properties fo:font-weight="normal" officeooo:rsid="0018dc31" officeooo:paragraph-rsid="00328e4a" style:font-weight-asian="normal" style:font-weight-complex="normal"/>
    </style:style>
    <style:style style:name="P94" style:family="paragraph" style:parent-style-name="Standard">
      <style:paragraph-properties fo:text-align="start" style:justify-single-word="false"/>
      <style:text-properties fo:font-weight="normal" officeooo:rsid="001a6e02" officeooo:paragraph-rsid="001a6e02" style:font-weight-asian="normal" style:font-weight-complex="normal"/>
    </style:style>
    <style:style style:name="P95" style:family="paragraph" style:parent-style-name="Standard">
      <style:paragraph-properties fo:text-align="start" style:justify-single-word="false"/>
      <style:text-properties fo:font-weight="normal" officeooo:rsid="001a6e02" officeooo:paragraph-rsid="001b115d" style:font-weight-asian="normal" style:font-weight-complex="normal"/>
    </style:style>
    <style:style style:name="P96" style:family="paragraph" style:parent-style-name="Standard">
      <style:paragraph-properties fo:text-align="start" style:justify-single-word="false"/>
      <style:text-properties fo:font-weight="normal" officeooo:rsid="0018dc31" officeooo:paragraph-rsid="001d57d6" style:font-weight-asian="normal" style:font-weight-complex="normal"/>
    </style:style>
    <style:style style:name="P97" style:family="paragraph" style:parent-style-name="Standard">
      <style:paragraph-properties fo:text-align="start" style:justify-single-word="false"/>
      <style:text-properties fo:font-weight="normal" officeooo:rsid="00198fb1" officeooo:paragraph-rsid="001a6e02" style:font-weight-asian="normal" style:font-weight-complex="normal"/>
    </style:style>
    <style:style style:name="P98" style:family="paragraph" style:parent-style-name="Standard">
      <style:paragraph-properties fo:text-align="start" style:justify-single-word="false"/>
      <style:text-properties fo:font-weight="normal" officeooo:rsid="001f398f" officeooo:paragraph-rsid="005e233b" style:font-weight-asian="normal" style:font-weight-complex="normal"/>
    </style:style>
    <style:style style:name="P99" style:family="paragraph" style:parent-style-name="Standard">
      <style:paragraph-properties fo:text-align="start" style:justify-single-word="false"/>
      <style:text-properties fo:font-weight="normal" officeooo:rsid="001f398f" officeooo:paragraph-rsid="001f398f" style:font-weight-asian="normal" style:font-weight-complex="normal"/>
    </style:style>
    <style:style style:name="P100" style:family="paragraph" style:parent-style-name="Standard">
      <style:paragraph-properties fo:text-align="start" style:justify-single-word="false"/>
      <style:text-properties fo:font-weight="normal" officeooo:rsid="001f398f" officeooo:paragraph-rsid="003a23c0" style:font-weight-asian="normal" style:font-weight-complex="normal"/>
    </style:style>
    <style:style style:name="P101" style:family="paragraph" style:parent-style-name="Standard">
      <style:paragraph-properties fo:text-align="start" style:justify-single-word="false"/>
      <style:text-properties fo:font-weight="bold" officeooo:rsid="00198fb1" officeooo:paragraph-rsid="00198fb1" style:font-weight-asian="bold" style:font-weight-complex="bold"/>
    </style:style>
    <style:style style:name="P102" style:family="paragraph" style:parent-style-name="Standard">
      <style:paragraph-properties fo:text-align="start" style:justify-single-word="false"/>
      <style:text-properties fo:font-size="9pt" fo:font-weight="normal" officeooo:rsid="0018dc31" officeooo:paragraph-rsid="001989bc" style:font-size-asian="9pt" style:font-weight-asian="normal" style:font-size-complex="9pt" style:font-weight-complex="normal"/>
    </style:style>
    <style:style style:name="P103" style:family="paragraph" style:parent-style-name="Standard">
      <style:paragraph-properties fo:text-align="start" style:justify-single-word="false"/>
      <style:text-properties fo:font-size="9pt" fo:font-weight="normal" officeooo:rsid="00328e4a" officeooo:paragraph-rsid="00328e4a" style:font-size-asian="9pt" style:font-weight-asian="normal" style:font-size-complex="9pt" style:font-weight-complex="normal"/>
    </style:style>
    <style:style style:name="P104" style:family="paragraph" style:parent-style-name="Standard">
      <style:paragraph-properties fo:text-align="start" style:justify-single-word="false"/>
      <style:text-properties fo:font-weight="normal" officeooo:rsid="00328e4a" officeooo:paragraph-rsid="0068eba7" style:font-weight-asian="normal" style:font-weight-complex="normal"/>
    </style:style>
    <style:style style:name="P105" style:family="paragraph" style:parent-style-name="Standard">
      <style:paragraph-properties fo:text-align="start" style:justify-single-word="false"/>
      <style:text-properties fo:font-weight="normal" officeooo:rsid="00198fb1" officeooo:paragraph-rsid="00230845" style:font-weight-asian="normal" style:font-weight-complex="normal"/>
    </style:style>
    <style:style style:name="P106" style:family="paragraph" style:parent-style-name="Standard">
      <style:paragraph-properties fo:text-align="start" style:justify-single-word="false"/>
      <style:text-properties fo:font-weight="normal" officeooo:rsid="00230845" officeooo:paragraph-rsid="00230845" style:font-weight-asian="normal" style:font-weight-complex="normal"/>
    </style:style>
    <style:style style:name="P107" style:family="paragraph" style:parent-style-name="Standard">
      <style:paragraph-properties fo:text-align="start" style:justify-single-word="false"/>
      <style:text-properties fo:font-weight="normal" officeooo:rsid="003495f3" officeooo:paragraph-rsid="0037860a" style:font-weight-asian="normal" style:font-weight-complex="normal"/>
    </style:style>
    <style:style style:name="P108" style:family="paragraph" style:parent-style-name="Standard">
      <style:paragraph-properties fo:text-align="start" style:justify-single-word="false"/>
      <style:text-properties fo:font-weight="normal" officeooo:rsid="0037860a" officeooo:paragraph-rsid="0037860a" style:font-weight-asian="normal" style:font-weight-complex="normal"/>
    </style:style>
    <style:style style:name="P109" style:family="paragraph" style:parent-style-name="Standard">
      <style:paragraph-properties fo:text-align="start" style:justify-single-word="false"/>
      <style:text-properties fo:font-weight="normal" officeooo:rsid="00246e40" officeooo:paragraph-rsid="00246e40" style:font-weight-asian="normal" style:font-weight-complex="normal"/>
    </style:style>
    <style:style style:name="P110" style:family="paragraph" style:parent-style-name="Standard">
      <style:paragraph-properties fo:text-align="start" style:justify-single-word="false"/>
      <style:text-properties fo:font-weight="normal" officeooo:rsid="0068eba7" officeooo:paragraph-rsid="0068eba7" style:font-weight-asian="normal" style:font-weight-complex="normal"/>
    </style:style>
    <style:style style:name="P111" style:family="paragraph" style:parent-style-name="Standard">
      <style:paragraph-properties fo:text-align="start" style:justify-single-word="false"/>
      <style:text-properties fo:font-weight="bold" officeooo:rsid="00394fd0" officeooo:paragraph-rsid="00394fd0" style:font-weight-asian="bold" style:font-weight-complex="bold"/>
    </style:style>
    <style:style style:name="P112" style:family="paragraph" style:parent-style-name="Standard">
      <style:paragraph-properties fo:text-align="start" style:justify-single-word="false"/>
      <style:text-properties fo:font-weight="normal" officeooo:rsid="003bbd22" officeooo:paragraph-rsid="003bbd22" style:font-weight-asian="normal" style:font-weight-complex="normal"/>
    </style:style>
    <style:style style:name="P113" style:family="paragraph" style:parent-style-name="Standard">
      <style:paragraph-properties fo:text-align="start" style:justify-single-word="false"/>
      <style:text-properties fo:font-weight="normal" officeooo:rsid="003c7bad" officeooo:paragraph-rsid="004a40f0" style:font-weight-asian="normal" style:font-weight-complex="normal"/>
    </style:style>
    <style:style style:name="P114" style:family="paragraph" style:parent-style-name="Standard">
      <style:paragraph-properties fo:text-align="start" style:justify-single-word="false"/>
      <style:text-properties fo:font-weight="normal" officeooo:rsid="003c7bad" officeooo:paragraph-rsid="003c7bad" style:font-weight-asian="normal" style:font-weight-complex="normal"/>
    </style:style>
    <style:style style:name="P115" style:family="paragraph" style:parent-style-name="Standard">
      <style:paragraph-properties fo:text-align="start" style:justify-single-word="false"/>
      <style:text-properties fo:font-weight="normal" officeooo:rsid="003e4fb0" officeooo:paragraph-rsid="003e4fb0" style:font-weight-asian="normal" style:font-weight-complex="normal"/>
    </style:style>
    <style:style style:name="P116" style:family="paragraph" style:parent-style-name="Standard">
      <style:paragraph-properties fo:text-align="start" style:justify-single-word="false"/>
      <style:text-properties fo:font-weight="normal" officeooo:rsid="00484576" officeooo:paragraph-rsid="00484576" style:font-weight-asian="normal" style:font-weight-complex="normal"/>
    </style:style>
    <style:style style:name="P117" style:family="paragraph" style:parent-style-name="Standard">
      <style:paragraph-properties fo:text-align="center" style:justify-single-word="false" fo:break-before="page"/>
      <style:text-properties fo:font-size="16pt" fo:font-weight="bold" officeooo:rsid="004dc0c7" officeooo:paragraph-rsid="004dc0c7" style:font-size-asian="16pt" style:font-weight-asian="bold" style:font-size-complex="16pt" style:font-weight-complex="bold"/>
    </style:style>
    <style:style style:name="P118" style:family="paragraph" style:parent-style-name="Standard">
      <style:paragraph-properties fo:text-align="start" style:justify-single-word="false"/>
      <style:text-properties fo:font-size="12pt" fo:font-weight="normal" officeooo:rsid="0070343a" officeooo:paragraph-rsid="0070343a"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weight="normal" officeooo:rsid="00152750" officeooo:paragraph-rsid="0070343a" style:font-weight-asian="normal" style:font-weight-complex="normal"/>
    </style:style>
    <style:style style:name="P120" style:family="paragraph" style:parent-style-name="Standard">
      <style:paragraph-properties fo:text-align="start" style:justify-single-word="false"/>
      <style:text-properties fo:font-size="12pt" fo:font-weight="normal" officeooo:rsid="004dc0c7" officeooo:paragraph-rsid="004dc0c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3da50" officeooo:paragraph-rsid="0073da5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4fb5b8" officeooo:paragraph-rsid="004fb5b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69daf1" officeooo:paragraph-rsid="007c289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56354d" officeooo:paragraph-rsid="0056354d" style:font-size-asian="10.5pt" style:font-weight-asian="normal" style:font-size-complex="12pt" style:font-weight-complex="normal"/>
    </style:style>
    <style:style style:name="P125" style:family="paragraph" style:parent-style-name="Standard">
      <style:paragraph-properties fo:text-align="start" style:justify-single-word="false" fo:break-before="page"/>
      <style:text-properties fo:font-size="12pt" fo:font-weight="normal" officeooo:rsid="007e1990" officeooo:paragraph-rsid="007e199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7e1990" officeooo:paragraph-rsid="007e1990"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7f3f16" officeooo:paragraph-rsid="007f3f16" style:font-size-asian="10.5pt" style:font-weight-asian="normal" style:font-size-complex="12pt" style:font-weight-complex="normal"/>
    </style:style>
    <style:style style:name="P128" style:family="paragraph" style:parent-style-name="Standard">
      <style:paragraph-properties fo:text-align="center" style:justify-single-word="false"/>
      <style:text-properties fo:font-size="12pt" fo:font-weight="bold" officeooo:rsid="005a6b37" officeooo:paragraph-rsid="007e1990" style:font-size-asian="10.5pt" style:font-weight-asian="bold" style:font-size-complex="12pt" style:font-weight-complex="bold"/>
    </style:style>
    <style:style style:name="P129" style:family="paragraph" style:parent-style-name="Standard">
      <style:paragraph-properties fo:text-align="center" style:justify-single-word="false"/>
      <style:text-properties fo:font-size="12pt" fo:font-weight="bold" officeooo:rsid="005a6b37" officeooo:paragraph-rsid="005a6b37" style:font-size-asian="10.5pt" style:font-weight-asian="bold" style:font-size-complex="12pt" style:font-weight-complex="bold"/>
    </style:style>
    <style:style style:name="P130" style:family="paragraph" style:parent-style-name="Standard">
      <style:paragraph-properties fo:text-align="center" style:justify-single-word="false" fo:break-before="page"/>
      <style:text-properties fo:font-size="12pt" fo:font-weight="bold" officeooo:rsid="005a6b37" officeooo:paragraph-rsid="005a6b37" style:font-size-asian="10.5pt" style:font-weight-asian="bold" style:font-size-complex="12pt" style:font-weight-complex="bold"/>
    </style:style>
    <style:style style:name="P131" style:family="paragraph" style:parent-style-name="Standard">
      <style:paragraph-properties fo:text-align="start" style:justify-single-word="false"/>
      <style:text-properties fo:font-size="12pt" fo:font-weight="normal" officeooo:rsid="005a6b37" officeooo:paragraph-rsid="005a6b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fb5b8" officeooo:paragraph-rsid="005a6b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5a6b37" officeooo:paragraph-rsid="005af75f"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5af75f" officeooo:paragraph-rsid="005af75f" style:font-size-asian="10.5pt" style:font-weight-asian="normal" style:font-size-complex="12pt" style:font-weight-complex="normal"/>
    </style:style>
    <style:style style:name="T1" style:family="text">
      <style:text-properties officeooo:rsid="005af75f"/>
    </style:style>
    <style:style style:name="T2" style:family="text">
      <style:text-properties officeooo:rsid="005ff604"/>
    </style:style>
    <style:style style:name="T3" style:family="text">
      <style:text-properties officeooo:rsid="006bd324"/>
    </style:style>
    <style:style style:name="T4" style:family="text">
      <style:text-properties officeooo:rsid="007576df"/>
    </style:style>
    <style:style style:name="T5" style:family="text">
      <style:text-properties officeooo:rsid="0069daf1"/>
    </style:style>
    <style:style style:name="T6" style:family="text">
      <style:text-properties officeooo:rsid="004a40f0"/>
    </style:style>
    <style:style style:name="T7" style:family="text">
      <style:text-properties officeooo:rsid="00872b45"/>
    </style:style>
    <style:style style:name="T8" style:family="text">
      <style:text-properties officeooo:rsid="0087e3f7"/>
    </style:style>
    <style:style style:name="T9" style:family="text">
      <style:text-properties officeooo:rsid="0024dcaf"/>
    </style:style>
    <style:style style:name="T10" style:family="text">
      <style:text-properties officeooo:rsid="004211ce"/>
    </style:style>
    <style:style style:name="T11" style:family="text">
      <style:text-properties officeooo:rsid="00464dc2"/>
    </style:style>
    <style:style style:name="T12" style:family="text">
      <style:text-properties officeooo:rsid="0076403d"/>
    </style:style>
    <style:style style:name="T13" style:family="text">
      <style:text-properties officeooo:rsid="002f32e9"/>
    </style:style>
    <style:style style:name="T14" style:family="text">
      <style:text-properties fo:font-size="10pt" officeooo:rsid="005ff604" style:font-size-asian="10pt" style:font-size-complex="10pt"/>
    </style:style>
    <style:style style:name="T15" style:family="text">
      <style:text-properties officeooo:rsid="0025a4c6"/>
    </style:style>
    <style:style style:name="T16" style:family="text">
      <style:text-properties fo:font-weight="bold" style:font-weight-asian="bold" style:font-weight-complex="bold"/>
    </style:style>
    <style:style style:name="T17" style:family="text">
      <style:text-properties officeooo:rsid="00124442"/>
    </style:style>
    <style:style style:name="T18" style:family="text">
      <style:text-properties officeooo:rsid="0061dd6b"/>
    </style:style>
    <style:style style:name="T19" style:family="text">
      <style:text-properties officeooo:rsid="0025fa4d"/>
    </style:style>
    <style:style style:name="T20" style:family="text">
      <style:text-properties officeooo:rsid="0063a518"/>
    </style:style>
    <style:style style:name="T21" style:family="text">
      <style:text-properties fo:font-weight="normal" officeooo:rsid="00124442" style:font-weight-asian="normal" style:font-weight-complex="normal"/>
    </style:style>
    <style:style style:name="T22" style:family="text">
      <style:text-properties fo:font-weight="normal" officeooo:rsid="003e4fb0" style:font-weight-asian="normal" style:font-weight-complex="normal"/>
    </style:style>
    <style:style style:name="T23" style:family="text">
      <style:text-properties fo:font-weight="normal" style:font-weight-asian="normal" style:font-weight-complex="normal"/>
    </style:style>
    <style:style style:name="T24" style:family="text">
      <style:text-properties officeooo:rsid="00718c12"/>
    </style:style>
    <style:style style:name="T25" style:family="text">
      <style:text-properties fo:font-size="16pt" style:font-size-asian="16pt" style:font-size-complex="16pt"/>
    </style:style>
    <style:style style:name="T26" style:family="text">
      <style:text-properties officeooo:rsid="00848c83"/>
    </style:style>
    <style:style style:name="T27" style:family="text">
      <style:text-properties fo:font-size="12pt" fo:font-weight="normal" officeooo:rsid="003e4fb0" style:font-size-asian="10.5pt" style:font-weight-asian="normal" style:font-size-complex="12pt" style:font-weight-complex="normal"/>
    </style:style>
    <style:style style:name="T28" style:family="text">
      <style:text-properties fo:font-size="12pt" fo:font-weight="normal" officeooo:rsid="00848c83" style:font-size-asian="10.5pt" style:font-weight-asian="normal" style:font-size-complex="12pt" style:font-weight-complex="normal"/>
    </style:style>
    <style:style style:name="T29" style:family="text">
      <style:text-properties fo:font-size="12pt" fo:font-weight="normal" officeooo:rsid="0063a518" style:font-size-asian="10.5pt" style:font-weight-asian="normal" style:font-size-complex="12pt" style:font-weight-complex="normal"/>
    </style:style>
    <style:style style:name="T30" style:family="text">
      <style:text-properties officeooo:rsid="004aec45"/>
    </style:style>
    <style:style style:name="T31" style:family="text">
      <style:text-properties style:font-name="Liberation Serif" officeooo:rsid="0063a518"/>
    </style:style>
    <style:style style:name="T32" style:family="text">
      <style:text-properties style:font-name="Liberation Serif" officeooo:rsid="00852bed"/>
    </style:style>
    <style:style style:name="T33" style:family="text">
      <style:text-properties officeooo:rsid="003e4fb0"/>
    </style:style>
    <style:style style:name="T34" style:family="text">
      <style:text-properties officeooo:rsid="00152750"/>
    </style:style>
    <style:style style:name="T35" style:family="text">
      <style:text-properties officeooo:rsid="0040d5f5"/>
    </style:style>
    <style:style style:name="T36" style:family="text">
      <style:text-properties officeooo:rsid="0041d71d"/>
    </style:style>
    <style:style style:name="T37" style:family="text">
      <style:text-properties officeooo:rsid="004497b5"/>
    </style:style>
    <style:style style:name="T38" style:family="text">
      <style:text-properties fo:font-style="italic" officeooo:rsid="004cd727" style:font-style-asian="italic" style:font-style-complex="italic"/>
    </style:style>
    <style:style style:name="T39" style:family="text">
      <style:text-properties fo:font-style="italic" style:font-style-asian="italic" style:font-style-complex="italic"/>
    </style:style>
    <style:style style:name="T40" style:family="text">
      <style:text-properties officeooo:rsid="0089e3b0"/>
    </style:style>
    <style:style style:name="T41" style:family="text">
      <style:text-properties officeooo:rsid="004cd727"/>
    </style:style>
    <style:style style:name="T42" style:family="text">
      <style:text-properties officeooo:rsid="0026583b"/>
    </style:style>
    <style:style style:name="T43" style:family="text">
      <style:text-properties officeooo:rsid="0027a5ee"/>
    </style:style>
    <style:style style:name="T44" style:family="text">
      <style:text-properties officeooo:rsid="0064d0e8"/>
    </style:style>
    <style:style style:name="T45" style:family="text">
      <style:text-properties officeooo:rsid="002dfcc6"/>
    </style:style>
    <style:style style:name="T46" style:family="text">
      <style:text-properties officeooo:rsid="002904a5"/>
    </style:style>
    <style:style style:name="T47" style:family="text">
      <style:text-properties officeooo:rsid="00852bed"/>
    </style:style>
    <style:style style:name="T48" style:family="text">
      <style:text-properties officeooo:rsid="002a7277"/>
    </style:style>
    <style:style style:name="T49" style:family="text">
      <style:text-properties fo:font-weight="normal" officeooo:rsid="002904a5" style:font-weight-asian="normal" style:font-weight-complex="normal"/>
    </style:style>
    <style:style style:name="T50" style:family="text">
      <style:text-properties fo:font-weight="normal" officeooo:rsid="0064d0e8" style:font-weight-asian="normal" style:font-weight-complex="normal"/>
    </style:style>
    <style:style style:name="T51" style:family="text">
      <style:text-properties fo:font-weight="normal" officeooo:rsid="002a7277" style:font-weight-asian="normal" style:font-weight-complex="normal"/>
    </style:style>
    <style:style style:name="T52" style:family="text">
      <style:text-properties officeooo:rsid="0077d1e9"/>
    </style:style>
    <style:style style:name="T53" style:family="text">
      <style:text-properties fo:color="#000000" loext:opacity="100%" fo:font-size="6pt" fo:background-color="#ffffff" loext:char-shading-value="0" style:font-size-asian="6pt" style:font-size-complex="6pt"/>
    </style:style>
    <style:style style:name="T54" style:family="text">
      <style:text-properties fo:color="#000000" loext:opacity="100%" fo:font-size="6pt" officeooo:rsid="002bc211" fo:background-color="#ffffff" loext:char-shading-value="0" style:font-size-asian="6pt" style:font-size-complex="6pt"/>
    </style:style>
    <style:style style:name="T55" style:family="text">
      <style:text-properties fo:font-size="6pt" style:font-size-asian="6pt" style:font-size-complex="6pt"/>
    </style:style>
    <style:style style:name="T56" style:family="text">
      <style:text-properties style:font-name="monospace" fo:font-size="6pt" officeooo:rsid="002bc211" style:font-size-asian="6pt" style:font-size-complex="6pt"/>
    </style:style>
    <style:style style:name="T57" style:family="text">
      <style:text-properties style:font-name="monospace" fo:font-size="6pt" style:font-size-asian="6pt" style:font-size-complex="6pt"/>
    </style:style>
    <style:style style:name="T58" style:family="text">
      <style:text-properties style:font-name="monospace"/>
    </style:style>
    <style:style style:name="T59" style:family="text">
      <style:text-properties fo:font-weight="bold" officeooo:rsid="00152750" style:font-weight-asian="bold" style:font-weight-complex="bold"/>
    </style:style>
    <style:style style:name="T60" style:family="text">
      <style:text-properties officeooo:rsid="003a23c0"/>
    </style:style>
    <style:style style:name="T61" style:family="text">
      <style:text-properties officeooo:rsid="00438050"/>
    </style:style>
    <style:style style:name="T62" style:family="text">
      <style:text-properties officeooo:rsid="0043bb11"/>
    </style:style>
    <style:style style:name="T63" style:family="text">
      <style:text-properties fo:font-weight="bold" officeooo:rsid="002d9599" style:font-weight-asian="bold" style:font-weight-complex="bold"/>
    </style:style>
    <style:style style:name="T64" style:family="text">
      <style:text-properties officeooo:rsid="002d9599"/>
    </style:style>
    <style:style style:name="T65" style:family="text">
      <style:text-properties officeooo:rsid="002bf48d"/>
    </style:style>
    <style:style style:name="T66" style:family="text">
      <style:text-properties officeooo:rsid="00331ef8"/>
    </style:style>
    <style:style style:name="T67" style:family="text">
      <style:text-properties officeooo:rsid="008604b8"/>
    </style:style>
    <style:style style:name="T68" style:family="text">
      <style:text-properties officeooo:rsid="0065b9e4"/>
    </style:style>
    <style:style style:name="T69" style:family="text">
      <style:text-properties fo:font-style="italic" officeooo:rsid="002f32e9" style:font-style-asian="italic" style:font-style-complex="italic"/>
    </style:style>
    <style:style style:name="T70" style:family="text">
      <style:text-properties officeooo:rsid="0017dab4"/>
    </style:style>
    <style:style style:name="T71" style:family="text">
      <style:text-properties fo:font-weight="bold" officeooo:rsid="0017dab4" style:font-weight-asian="bold" style:font-weight-complex="bold"/>
    </style:style>
    <style:style style:name="T72" style:family="text">
      <style:text-properties fo:font-weight="bold" officeooo:rsid="0065b9e4" style:font-weight-asian="bold" style:font-weight-complex="bold"/>
    </style:style>
    <style:style style:name="T73" style:family="text">
      <style:text-properties officeooo:rsid="00794ac4"/>
    </style:style>
    <style:style style:name="T74" style:family="text">
      <style:text-properties officeooo:rsid="0067063a"/>
    </style:style>
    <style:style style:name="T75" style:family="text">
      <style:text-properties officeooo:rsid="006dc2da"/>
    </style:style>
    <style:style style:name="T76" style:family="text">
      <style:text-properties officeooo:rsid="006e820b"/>
    </style:style>
    <style:style style:name="T77" style:family="text">
      <style:text-properties officeooo:rsid="00328e4a"/>
    </style:style>
    <style:style style:name="T78" style:family="text">
      <style:text-properties officeooo:rsid="00310feb"/>
    </style:style>
    <style:style style:name="T79" style:family="text">
      <style:text-properties officeooo:rsid="001989bc"/>
    </style:style>
    <style:style style:name="T80" style:family="text">
      <style:text-properties officeooo:rsid="00198fb1"/>
    </style:style>
    <style:style style:name="T81" style:family="text">
      <style:text-properties officeooo:rsid="0068062e"/>
    </style:style>
    <style:style style:name="T82" style:family="text">
      <style:text-properties officeooo:rsid="001b115d"/>
    </style:style>
    <style:style style:name="T83" style:family="text">
      <style:text-properties officeooo:rsid="001d57d6"/>
    </style:style>
    <style:style style:name="T84" style:family="text">
      <style:text-properties officeooo:rsid="001a6e02"/>
    </style:style>
    <style:style style:name="T85" style:family="text">
      <style:text-properties fo:font-weight="bold" officeooo:rsid="001d57d6" style:font-weight-asian="bold" style:font-weight-complex="bold"/>
    </style:style>
    <style:style style:name="T86" style:family="text">
      <style:text-properties officeooo:rsid="001f398f"/>
    </style:style>
    <style:style style:name="T87" style:family="text">
      <style:text-properties officeooo:rsid="005e233b"/>
    </style:style>
    <style:style style:name="T88" style:family="text">
      <style:text-properties officeooo:rsid="007ae1d7"/>
    </style:style>
    <style:style style:name="T89" style:family="text">
      <style:text-properties fo:font-style="italic" officeooo:rsid="003a23c0" style:font-style-asian="italic" style:font-style-complex="italic"/>
    </style:style>
    <style:style style:name="T90" style:family="text">
      <style:text-properties officeooo:rsid="003495f3"/>
    </style:style>
    <style:style style:name="T91" style:family="text">
      <style:text-properties officeooo:rsid="003a1726"/>
    </style:style>
    <style:style style:name="T92" style:family="text">
      <style:text-properties officeooo:rsid="0068eba7"/>
    </style:style>
    <style:style style:name="T93" style:family="text">
      <style:text-properties officeooo:rsid="0037860a"/>
    </style:style>
    <style:style style:name="T94" style:family="text">
      <style:text-properties officeooo:rsid="0039cdf7"/>
    </style:style>
    <style:style style:name="T95" style:family="text">
      <style:text-properties officeooo:rsid="00394fd0"/>
    </style:style>
    <style:style style:name="T96" style:family="text">
      <style:text-properties officeooo:rsid="003c7bad"/>
    </style:style>
    <style:style style:name="T97" style:family="text">
      <style:text-properties officeooo:rsid="006941ed"/>
    </style:style>
    <style:style style:name="T98" style:family="text">
      <style:text-properties fo:font-weight="bold" officeooo:rsid="003c7bad" style:font-weight-asian="bold" style:font-weight-complex="bold"/>
    </style:style>
    <style:style style:name="T99" style:family="text">
      <style:text-properties officeooo:rsid="003bbd22"/>
    </style:style>
    <style:style style:name="T100" style:family="text">
      <style:text-properties officeooo:rsid="00484576"/>
    </style:style>
    <style:style style:name="T101" style:family="text">
      <style:text-properties officeooo:rsid="0070343a"/>
    </style:style>
    <style:style style:name="T102" style:family="text">
      <style:text-properties officeooo:rsid="004fb5b8"/>
    </style:style>
    <style:style style:name="T103" style:family="text">
      <style:text-properties officeooo:rsid="005172ef"/>
    </style:style>
    <style:style style:name="T104" style:family="text">
      <style:text-properties officeooo:rsid="00531576"/>
    </style:style>
    <style:style style:name="T105" style:family="text">
      <style:text-properties officeooo:rsid="0054fc26"/>
    </style:style>
    <style:style style:name="T106" style:family="text">
      <style:text-properties officeooo:rsid="0056354d"/>
    </style:style>
    <style:style style:name="T107" style:family="text">
      <style:text-properties officeooo:rsid="007c2891"/>
    </style:style>
    <style:style style:name="T108" style:family="text">
      <style:text-properties fo:font-style="italic" officeooo:rsid="003e4fb0" style:font-style-asian="italic" style:font-style-complex="italic"/>
    </style:style>
    <style:style style:name="T109" style:family="text">
      <style:text-properties officeooo:rsid="00574e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kk, <text:span text:style-name="T1">T</text:span>he Infinite Improbability parallel zypper download shim for <text:span text:style-name="T2">O</text:span>pen<text:span text:style-name="T2">S</text:span>use</text:p>
      <text:p text:style-name="P2"/>
      <text:p text:style-name="P3">License Agreement:</text:p>
      <text:p text:style-name="P4"><text:s text:c="3"/>Copyright <text:span text:style-name="T3">2024, William M. Comegys</text:span></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5"/>http://www.apache.org/licenses/LICENSE-2.0</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5"><text:s text:c="3"/>limitations under the License.</text:p>
      <text:p text:style-name="P6">__________________________________________________________________________________</text:p>
      <text:p text:style-name="P6">This software is provided to OpenSuse users in hope that it will make their experience with OpenSuse a <text:span text:style-name="T4">more positive</text:span> one.</text:p>
      <text:p text:style-name="P7"><text:span text:style-name="T5">z</text:span>kk, <text:span text:style-name="T6">ZK_downLoader </text:span>nor the author is in any way affiliated with Suse or Opensuse</text:p>
      <text:p text:style-name="P7"/>
      <text:p text:style-name="P6">If you would like to support my work </text:p>
      <text:p text:style-name="P6">Paypal: <text:a xlink:type="simple" xlink:href="mailto:zkk.opensuse@gmail.com" text:style-name="Internet_20_link" text:visited-style-name="Visited_20_Internet_20_Link">zkk.opensuse@gmail.com</text:a></text:p>
      <text:p text:style-name="P8">__________________________________________________________________________________</text:p>
      <text:p text:style-name="P9"><text:span text:style-name="T7">When running zypper you do want to install/</text:span><text:span text:style-name="T8">update</text:span><text:span text:style-name="T7"> the </text:span>libregina3-devel-3.9.<text:span text:style-name="T7">1, </text:span><text:span text:style-name="T8">hopefully some kind sole will <text:s/>update Regina REXX in the openSUSE repos. </text:span></text:p>
      <text:p text:style-name="P10"/>
      <text:p text:style-name="P11">Documentation:</text:p>
      <text:p text:style-name="P12"><text:span text:style-name="T9">The </text:span><text:span text:style-name="T10">REXX scripts </text:span><text:span text:style-name="T9">go in /bin/</text:span>:</text:p>
      <text:p text:style-name="P13">zkk</text:p>
      <text:p text:style-name="P13">ZK_downLoader</text:p>
      <text:p text:style-name="P14">Features:</text:p>
      <text:list text:style-name="L1">
        <text:list-item>
          <text:p text:style-name="P15"><text:span text:style-name="T2">zkk gets the </text:span>patch listing from zypper. </text:p>
        </text:list-item>
        <text:list-item>
          <text:p text:style-name="P16">Parallel patch downloading up to 42 at one time configurable, it also checks to see if the rpm signatures <text:span text:style-name="T11">are good, </text:span><text:span text:style-name="T2">provides SHA-256, SHA-1 and MD5 hash</text:span><text:span text:style-name="T11">.</text:span> <text:span text:style-name="T12">I thought the SHA-512 is a little exuberant, and it is just more data to move. </text:span><text:span text:style-name="T9">You can change the number of parallel downloads </text:span><text:span text:style-name="T13">using aria2 </text:span><text:span text:style-name="T9">while the program is running and it will adjust to to new setting up or down </text:span><text:span text:style-name="T6">without restarting</text:span><text:span text:style-name="T9">. <text:s/></text:span><text:span text:style-name="T14">(My machines can not spawn the download program fast enough to get to that number, or maintain the logs fast enough, there is always a constraint.)</text:span></text:p>
        </text:list-item>
        <text:list-item>
          <text:p text:style-name="P15">It builds a parallel <text:span text:style-name="T2">zkk </text:span>repo file<text:span text:style-name="T15">s</text:span> in /etc/zkk_download_shim/repos.d these repo files support multiple download URLs which can be cycled through, <text:span text:style-name="T12">up to 256</text:span>. Average download speed is tracked so the <text:span text:style-name="T2">fastest ones </text:span>will be at the top on the list. <text:span text:style-name="T16">YES</text:span>, you can have multiple sources for the same patch file if <text:span text:style-name="T10">the download fails</text:span> the program will automatically pick a new one, no more pushing retry. <text:span text:style-name="T15">Each entry (row) in the file contains a URL these can individually be enabled and disabled. </text:span></text:p>
        </text:list-item>
        <text:list-item>
          <text:p text:style-name="P17">In the zkk.conf file you can control how many times aria2 retries, how many <text:span text:style-name="T9">times <text:s/></text:span><text:span text:style-name="T17">ZK_downLoader </text:span><text:span text:style-name="T9">will try other </text:span>repo<text:span text:style-name="T9">s</text:span> <text:span text:style-name="T2">(</text:span>URL<text:span text:style-name="T2">s)</text:span>, how log it waits before retrying again, one download does not block another. </text:p>
        </text:list-item>
        <text:list-item>
          <text:p text:style-name="P15">Tracked by repo URL enabled, Average download speed, good downloads, failed downloads, failure date and time, these will roll off <text:span text:style-name="T15">as new ones are added</text:span>.</text:p>
        </text:list-item>
        <text:list-item>
          <text:p text:style-name="P15">Logging in /var/log/zkk_download_shim, one log for all, with lines timestamped and with PID, program and repo. <text:span text:style-name="T10">zkk does have a problem keeping up with writing the logs, this problem is non-blocking.</text:span></text:p>
        </text:list-item>
        <text:list-item>
          <text:p text:style-name="P17">Before each dispatch <text:span text:style-name="T18">cycle </text:span>checks memory, diskspace free, <text:span text:style-name="T9">and how many </text:span><text:span text:style-name="T17">ZK_downLoader </text:span><text:span text:style-name="T9">are running </text:span>configurable in /<text:span text:style-name="T19">etc/zkk_download_shim/</text:span>zkk.conf</text:p>
          <text:p text:style-name="P17"/>
        </text:list-item>
      </text:list>
      <text:p text:style-name="P18">Dependencies:</text:p>
      <text:p text:style-name="P13">Internet</text:p>
      <text:p text:style-name="P13"/>
      <text:p text:style-name="P13">/etc/zkk_download_shim/zkk.conf (<text:span text:style-name="T20">zkk, </text:span>will create one if it does not exist)</text:p>
      <text:p text:style-name="P19"><text:span text:style-name="T21"/></text:p>
      <text:p text:style-name="P20"><text:span text:style-name="T21">A</text:span><text:span text:style-name="T22">ria2, aria2 is a lightweight multi-protocol &amp; multi-source command-line download utility. It supports HTTP/HTTPS, FTP, SFTP, BitTorrent and Metalink. aria2 can be manipulated via built-in JSON-RPC and XML-RPC interfaces.</text:span></text:p>
      <text:p text:style-name="P21"><text:a xlink:type="simple" xlink:href="https://aria2.github.io/" text:style-name="Internet_20_link" text:visited-style-name="Visited_20_Internet_20_Link"><text:span text:style-name="T23">https://aria2.github.io/</text:span></text:a></text:p>
      <text:p text:style-name="P19"><text:span text:style-name="T21"/></text:p>
      <text:p text:style-name="P13">Regina REXX <text:span text:style-name="T12">3.9.6 </text:span>(Rexx (Restructured Extended Executor<text:span text:style-name="T12">)</text:span> is a programming language that can be interpreted or compiled. It was developed at IBM by Mike Cowlishaw.) </text:p>
      <text:p text:style-name="P13"><text:a xlink:type="simple" xlink:href="https://regina-rexx.sourceforge.io/" text:style-name="Internet_20_link" text:visited-style-name="Visited_20_Internet_20_Link">https://regina-rexx.sourceforge.io/</text:a></text:p>
      <text:p text:style-name="P22">rxstack (Included with Regina REXX) </text:p>
      <text:p text:style-name="P23"/>
      <text:p text:style-name="P24"><text:span text:style-name="T20">Packages dependencies for Regina REXX </text:span>libncurses5 libreadline6, <text:span text:style-name="T24">installed by zypper</text:span></text:p>
      <text:p text:style-name="P25"><text:span text:style-name="T25"/></text:p>
      <text:p text:style-name="P26">Installation of zkk:</text:p>
      <text:p text:style-name="P27">The zkk package <text:span text:style-name="T12">contains </text:span>4 files:</text:p>
      <text:p text:style-name="P27">zkk.<text:span text:style-name="T26">rex</text:span> <text:span text:style-name="T20">(Main and download control loop, </text:span><text:span text:style-name="T12">Thread</text:span><text:span text:style-name="T20">)</text:span></text:p>
      <text:p text:style-name="P28"><text:span text:style-name="T27">ZK_downLoader.</text:span><text:span text:style-name="T28">rex</text:span><text:span text:style-name="T27"> </text:span><text:span text:style-name="T29">(Performs downloads, rpm checksig and hashes)</text:span></text:p>
      <text:p text:style-name="P28"><text:span text:style-name="T29">zkk_sed_script.sh </text:span><text:span text:style-name="T28">(Edits the scripts so they find regina)</text:span></text:p>
      <text:p text:style-name="P28"><text:span text:style-name="T27">zkk.conf </text:span><text:span text:style-name="T29">(Configuration file)</text:span></text:p>
      <text:p text:style-name="P27"><text:span text:style-name="T30">zkk.odt (</text:span>This documentation<text:span text:style-name="T30">)</text:span></text:p>
      <text:p text:style-name="P27"/>
      <text:p text:style-name="P27">Installation of prerequisites:</text:p>
      <text:p text:style-name="P27">1. Install with zypper as root:</text:p>
      <text:p text:style-name="P29">zypper install libncurses5 libreadline6 aria2</text:p>
      <text:p text:style-name="P27"/>
      <text:p text:style-name="P27">Download from the Regina REXX site in the 3.9.6 folder and run, <text:span text:style-name="T6">you do not want the dev ones</text:span>. </text:p>
      <text:p text:style-name="P29">rpm --install libregina3-3.9.6-240341.1-x86_64-RHEL-7.rpm regina-rexx-3.9.6-240341.1-x86_64-RHEL-7.rpm</text:p>
      <text:p text:style-name="P27"/>
      <text:p text:style-name="P30">run <text:span text:style-name="T26">the script </text:span><text:span text:style-name="T31">zkk_sed_script.sh, </text:span><text:span text:style-name="T32">the script checks to see that regina REXX is installed.</text:span></text:p>
      <text:p text:style-name="P31">This will change the first line in the *.rex scripts so the script will find regina make them executable and output them to zkk and ZK_downLoader. </text:p>
      <text:p text:style-name="P32"/>
      <text:p text:style-name="P32">Copy zkk and <text:span text:style-name="T33">ZK_downLoader </text:span>to the /<text:span text:style-name="T6">usr/</text:span>bin folder </text:p>
      <text:p text:style-name="P33"/>
      <text:p text:style-name="P34">If you get something close to the bash error: zkk: regina: bad interpreter: No such file or directory</text:p>
      <text:p text:style-name="P34">run which regina and check line 1 of the script, <text:span text:style-name="T20">for where regina is located in the path</text:span>. </text:p>
      <text:p text:style-name="P35"/>
      <text:p text:style-name="P32">You can also copy the zkk.conf file to the <text:span text:style-name="T34">/etc/zkk_download_shim/ </text:span><text:span text:style-name="T35">and edit it to your preferences </text:span><text:span text:style-name="T26">if you do not the script will create it for you</text:span><text:span text:style-name="T35">. </text:span></text:p>
      <text:p text:style-name="P32"/>
      <text:p text:style-name="P32">The program creates <text:span text:style-name="T36">the following </text:span>folders <text:span text:style-name="T36">and files </text:span><text:span text:style-name="T12">the rights are 644</text:span>:</text:p>
      <text:p text:style-name="P36">/etc/zkk_download_shim/</text:p>
      <text:p text:style-name="P37"><text:span text:style-name="T34">/etc/zkk_download_shim/</text:span><text:span text:style-name="T35">zkk.conf</text:span></text:p>
      <text:p text:style-name="P37"><text:span text:style-name="T34">/etc/zkk_download_shim/</text:span><text:span text:style-name="T35">repos.d/</text:span></text:p>
      <text:p text:style-name="P37"><text:span text:style-name="T34">/etc/zkk_download_shim/</text:span><text:span text:style-name="T35">repos.d/*, mirror of the systems repo files. </text:span></text:p>
      <text:p text:style-name="P37">/<text:span text:style-name="T35">tmp/* </text:span><text:span text:style-name="T20">used for zypper output</text:span></text:p>
      <text:p text:style-name="P37">/<text:span text:style-name="T35">var/cache/zypp/packages/*/* used to place validated *.rpm files for zypper</text:span></text:p>
      <text:p text:style-name="P37">/<text:span text:style-name="T35">var/log</text:span><text:span text:style-name="T34">/zkk_download_shim/</text:span><text:span text:style-name="T35">zkk(date timestamp).log these are large files you are encourage to remove them when no longer needed, </text:span><text:span text:style-name="T37">or set up logrotate to help manage files under /var/log</text:span></text:p>
      <text:p text:style-name="P32"/>
      <text:p text:style-name="P38">Running zkk:</text:p>
      <text:p text:style-name="P39">Open a bash console and su to root </text:p>
      <text:p text:style-name="P40">#rxstack -d <text:s text:c="3"/>(Starts rxstack as a daemon)</text:p>
      <text:p text:style-name="P40">#zkk</text:p>
      <text:p text:style-name="P38">Maybe </text:p>
      <text:p text:style-name="P41"><text:span text:style-name="T38"># </text:span><text:span text:style-name="T39">rxqueue /list</text:span> (To see the queues inside rxstack) </text:p>
      <text:p text:style-name="P41"><text:span text:style-name="T38"># </text:span><text:span text:style-name="T39">rxstack -k</text:span> <text:s text:c="2"/>(Removes rxstack as a daemon)</text:p>
      <text:p text:style-name="P40"># zypper <text:span text:style-name="T40">[</text:span><text:span text:style-name="T41">d</text:span><text:span text:style-name="T40">]</text:span><text:span text:style-name="T41">up </text:span></text:p>
      <text:p text:style-name="P42"><text:span text:style-name="T16"/></text:p>
      <text:p text:style-name="P43"><text:span text:style-name="T16">Configuration file documentation:</text:span> </text:p>
      <text:p text:style-name="P44">/<text:span text:style-name="T19">etc/zkk_download_shim/</text:span>zkk.conf:</text:p>
      <text:p text:style-name="P45"/>
      <text:p text:style-name="P44"># Config file for zypper download shim </text:p>
      <text:p text:style-name="P46">Comment the first column starts with a #</text:p>
      <text:p text:style-name="P47"/>
      <text:p text:style-name="P44"><text:span text:style-name="T16">Cleanup_Temp_Files_After_Run Y</text:span> <text:span text:style-name="T42">(Y/N) </text:span></text:p>
      <text:p text:style-name="P46">Remove /tmp/Zypper_List_Updates.txt file at the end of run</text:p>
      <text:p text:style-name="P45"><text:span text:style-name="T16">Min_Memory_MB 1024</text:span> <text:span text:style-name="T42">(Minimum is 32, no maximum, </text:span><text:span text:style-name="T26">dynamic</text:span><text:span text:style-name="T43">)</text:span></text:p>
      <text:p text:style-name="P46">Minimum available memory <text:span text:style-name="T44">in MegaBytes</text:span> (RAM) for running the program or starting another <text:span text:style-name="T17">ZK_downLoader, </text:span>values are reported by free -m</text:p>
      <text:p text:style-name="P48"><text:span text:style-name="T16">Min_Disk_MB 1024</text:span> <text:span text:style-name="T42">(Minimum is </text:span><text:span text:style-name="T43">512</text:span><text:span text:style-name="T42">, no maximum, </text:span><text:span text:style-name="T26">dynamic</text:span><text:span text:style-name="T43">)</text:span></text:p>
      <text:p text:style-name="P49">Minimum available disk <text:span text:style-name="T43">space</text:span> <text:span text:style-name="T44">in MegaBytes </text:span><text:span text:style-name="T43">for the Working_Directory (default is /tmp) </text:span>for running the program or starting another <text:span text:style-name="T17">ZK_downLoader, </text:span>values are reported by <text:span text:style-name="T43">df</text:span></text:p>
      <text:p text:style-name="P50"><text:span text:style-name="T16">Repo_Refresh_Retries_Int 3</text:span> <text:span text:style-name="T42">(Minimum is </text:span><text:span text:style-name="T43">2</text:span><text:span text:style-name="T42">, no maximum</text:span><text:span text:style-name="T43">)</text:span></text:p>
      <text:p text:style-name="P51">The number of times zkk tries to call <text:span text:style-name="T39">zypper refresh</text:span> and get a notification that all the repos are up to date. </text:p>
      <text:p text:style-name="P50"><text:span text:style-name="T16">Valid_Protocols http,https</text:span> <text:span text:style-name="T43">(http, https, ftp and sftp)</text:span></text:p>
      <text:p text:style-name="P51">Valid Protocols for aria2 to use http, https, ftp and sftp separated by commas and no / (slashes) or : <text:s/><text:span text:style-name="T44">(</text:span>colons<text:span text:style-name="T44">)</text:span>. If the protocol is not listed the URL will be marked invalid.</text:p>
      <text:p text:style-name="P52"><text:span text:style-name="T16">ZK_downLoader_Debug 0</text:span> <text:span text:style-name="T45">or 1 </text:span><text:span text:style-name="T42">(Minimum is </text:span><text:span text:style-name="T45">0</text:span><text:span text:style-name="T42">, </text:span><text:span text:style-name="T46">M</text:span><text:span text:style-name="T42">aximum </text:span><text:span text:style-name="T45">1, Integer</text:span><text:span text:style-name="T42">, </text:span><text:span text:style-name="T26">dynamic</text:span>)</text:p>
      <text:p text:style-name="P53">I put this into filter lines pushed to the stack from <text:span text:style-name="T17">ZK_downLoader. </text:span>I have/had some performance problems with processing lines from <text:span text:style-name="T17">ZK_downLoader </text:span>in zkk. In <text:span text:style-name="T17">ZK_downLoader </text:span>it really does not matter they are just off running on there own. But pushing everything back zkk does not process the lines fast enough so it does not keep up with creating <text:span text:style-name="T17">ZK_downLoader </text:span>processes.</text:p>
      <text:p text:style-name="P48"><text:span text:style-name="T16">Max_Concurrent_Downloads_Int 8</text:span> <text:span text:style-name="T42">(Minimum is </text:span><text:span text:style-name="T43">1</text:span><text:span text:style-name="T42">, </text:span><text:span text:style-name="T46">M</text:span><text:span text:style-name="T42">aximum </text:span><text:span text:style-name="T46">42</text:span><text:span text:style-name="T42">, </text:span><text:span text:style-name="T26">dynamic</text:span><text:span text:style-name="T43">)</text:span></text:p>
      <text:p text:style-name="P51">Number of simultaneous <text:span text:style-name="T17">ZK_downLoader </text:span>which can be running at the same time. <text:span text:style-name="T47">This seems to run a little hot, set to 8, I have seen it up to 12, the important thing is it does not run away. </text:span></text:p>
      <text:p text:style-name="P48"><text:span text:style-name="T16">Connect_Timeout_Sec 15</text:span> <text:span text:style-name="T42">(Minimum is </text:span><text:span text:style-name="T46">5</text:span><text:span text:style-name="T42">, </text:span><text:span text:style-name="T46">M</text:span><text:span text:style-name="T42">aximum </text:span><text:span text:style-name="T46">300</text:span><text:span text:style-name="T42">, </text:span><text:span text:style-name="T26">dynamic</text:span><text:span text:style-name="T43">)</text:span></text:p>
      <text:p text:style-name="P54">This is an Aria2 variable which is passed through. Here is the aria2 information, “Set the connect timeout in seconds to establish connection to HTTP/FTP/proxy server. After the connection is established, this option makes no effect and --timeout option is used”.</text:p>
      <text:p text:style-name="P48"><text:span text:style-name="T16">URL_Retry_Wait_Sec 15</text:span> <text:span text:style-name="T42">(Minimum is </text:span><text:span text:style-name="T46">1</text:span><text:span text:style-name="T42">, </text:span><text:span text:style-name="T46">M</text:span><text:span text:style-name="T42">aximum </text:span><text:span text:style-name="T46">300</text:span><text:span text:style-name="T42">, </text:span><text:span text:style-name="T26">dynamic</text:span><text:span text:style-name="T43">)</text:span></text:p>
      <text:p text:style-name="P54">After a download has failed either aria2 or the <text:s/><text:span text:style-name="T17">ZK_downLoader </text:span>loop (See technical documentation below) How log to wait before trying again. If aria2 the same URL if <text:span text:style-name="T17">ZK_downLoader </text:span>maybe a different URL</text:p>
      <text:p text:style-name="P48"><text:span text:style-name="T16">Lowest_Speed_Limit_KB 1</text:span> <text:span text:style-name="T42">(Minimum is </text:span><text:span text:style-name="T46">1</text:span><text:span text:style-name="T42"> </text:span><text:span text:style-name="T46">M</text:span><text:span text:style-name="T42">aximum </text:span><text:span text:style-name="T48">1024</text:span><text:span text:style-name="T42">, </text:span><text:span text:style-name="T26">dynamic</text:span><text:span text:style-name="T43">)</text:span></text:p>
      <text:p text:style-name="P55"><text:span text:style-name="T49">This is an Aria2 variable which is passed through, The value expects just an integer, </text:span><text:span text:style-name="T50">ZK_downLoader </text:span><text:span text:style-name="T49"><text:s/>adds the K. Here is the aria2 information, “</text:span>Close connection if download speed is lower than or equal to this value(bytes per sec). <text:span text:style-name="Source_20_Text">0</text:span> means aria2 does not have a lowest speed limit. You can append <text:span text:style-name="Source_20_Text">K</text:span> or <text:span text:style-name="Source_20_Text">M</text:span> (1K = 1024, 1M = 1024K).<text:span text:style-name="T49">”.</text:span></text:p>
      <text:p text:style-name="P48"><text:span text:style-name="T16">Max_Retries_Per_Site_Int 2</text:span> <text:span text:style-name="T42">(Minimum is </text:span><text:span text:style-name="T46">1</text:span><text:span text:style-name="T42"> </text:span><text:span text:style-name="T46">M</text:span><text:span text:style-name="T42">aximum </text:span><text:span text:style-name="T48">16</text:span><text:span text:style-name="T42">, </text:span><text:span text:style-name="T26">dynamic</text:span><text:span text:style-name="T43">)</text:span></text:p>
      <text:p text:style-name="P56"><text:span text:style-name="T49">This is an Aria2 variable which is passed through. Here is the aria2 information, “</text:span>Set number of tries. <text:span text:style-name="Source_20_Text">0</text:span> means unlimited.<text:span text:style-name="T49">”. </text:span><text:span text:style-name="T51">If aria2 download fails it will try the same URL again this many times.</text:span></text:p>
      <text:p text:style-name="P48"><text:span text:style-name="T16">Max_Total_Retries_Per_Loop_Int 2 </text:span><text:span text:style-name="T42">(Minimum is </text:span><text:span text:style-name="T46">1</text:span><text:span text:style-name="T42"> </text:span><text:span text:style-name="T46">M</text:span><text:span text:style-name="T42">aximum </text:span><text:span text:style-name="T48">16</text:span><text:span text:style-name="T42">, </text:span><text:span text:style-name="T26">dynamic</text:span><text:span text:style-name="T43">)</text:span></text:p>
      <text:p text:style-name="P57">If aria2 fails in the download how many times will <text:s/><text:span text:style-name="T17">ZK_downLoader </text:span>try to run aria2 again and download the patch, if there are multiple URLs available it will pick a different one. </text:p>
      <text:p text:style-name="P44"/>
      <text:p text:style-name="P58"><text:span text:style-name="T16"/></text:p>
      <text:p text:style-name="P59"><text:span text:style-name="T16">Repo_Sites_Int 2</text:span> <text:span text:style-name="T42">(Minimum is </text:span><text:span text:style-name="T48">0</text:span><text:span text:style-name="T42"> </text:span><text:span text:style-name="T46">M</text:span><text:span text:style-name="T42">aximum </text:span><text:span text:style-name="T48">256</text:span><text:span text:style-name="T42">, </text:span><text:span text:style-name="T26">dynamic</text:span><text:span text:style-name="T43">)</text:span></text:p>
      <text:p text:style-name="P57">This controls how many URLs <text:span text:style-name="T17">ZK_downLoader </text:span>uses when the zkk repo file is read in all valid/enabled URLs are sorted descending by Average download speed, <text:span text:style-name="T34">Repo_Sites_Int </text:span>tells how <text:span text:style-name="T44">far to go down the list </text:span>to use from the top. So the fastest is first. <text:span text:style-name="T44">Ie use the top 2, in this example. If it is set </text:span><text:span text:style-name="T52">larger </text:span><text:span text:style-name="T44">then the number you have enabled in the file it defaults to the number in the file. </text:span></text:p>
      <text:p text:style-name="P60">cat openSUSE:repo-oss.repo</text:p>
      <text:p text:style-name="P61">Enabled </text:p>
      <text:p text:style-name="P62"><text:span text:style-name="T53"><text:s text:c="2"/></text:span><text:span text:style-name="T54">Average Download Success Failed <text:s/>URL <text:s text:c="52"/>Date / Time Failure </text:span><text:span text:style-name="T55"><text:line-break/>1 0000000000120832 0000002 0000000 http://cdn.opensuse.org/tumbleweed/repo/oss <text:line-break/>1 0000000000881236 0000013 0000001 http://opensuse.ipacct.com/opensuse/tumbleweed/repo/oss 2024-06-13 15:50:30 </text:span></text:p>
      <text:p text:style-name="P63">1 0000000000000000 0000000 0000000 https://provo-mirror.opensuse.org/tumbleweed/repo/oss </text:p>
      <text:p text:style-name="P64"><text:span text:style-name="T56">0</text:span><text:span text:style-name="T57"> 0000000000000000 0000000 0000000 https://ftp.cc.uoc.gr/mirrors/linux/opensuse/opensuse/tumbleweed/repo/oss </text:span><text:span text:style-name="T58"><text:line-break/></text:span><text:span text:style-name="T59">Work_Directory /tmp</text:span><text:span text:style-name="T34"> </text:span><text:span text:style-name="T60">(default) </text:span></text:p>
      <text:p text:style-name="P65">The <text:span text:style-name="T52">work </text:span>directory <text:span text:style-name="T52">is where zypper writes out the package update list. </text:span><text:span text:style-name="T60"><text:s/></text:span></text:p>
      <text:p text:style-name="P66"><text:span text:style-name="T16">Cache_Directory /var/cache/zypp/packages/</text:span> <text:s/><text:span text:style-name="T60">(default) </text:span></text:p>
      <text:p text:style-name="P65">The directory hive where <text:span text:style-name="T17">ZK_downLoader </text:span>writes the files for zypper to use. </text:p>
      <text:p text:style-name="P67">Repo_Directory /etc/zypp/repos.d</text:p>
      <text:p text:style-name="P65">The directory where zkk reads the <text:span text:style-name="T61">zypper </text:span>repo information from. <text:span text:style-name="T44">zkk do</text:span><text:span text:style-name="T52">es </text:span><text:span text:style-name="T44">not modify these files. </text:span></text:p>
      <text:p text:style-name="P44"><text:span text:style-name="T16">Run_zypper_After_Download N</text:span>/<text:span text:style-name="T62">Y default is N</text:span></text:p>
      <text:p text:style-name="P68">Run zypper after download <text:span text:style-name="T52">is complete</text:span>, information is sent both to the screen and the log file.</text:p>
      <text:p text:style-name="P69"><text:span text:style-name="T16">Run_zypper_with_No_Confirm N</text:span>/<text:span text:style-name="T62">Y default is N</text:span> </text:p>
      <text:p text:style-name="P70">Run zypper with no confirm after download <text:span text:style-name="T52">if complete</text:span>, information is sent both to the screen and the log file. <text:span text:style-name="T52">Both </text:span><text:span text:style-name="T34">Run_zypper_After_Download </text:span><text:span text:style-name="T52">and </text:span><text:span text:style-name="T34">Run_zypper_with_No_Confirm </text:span><text:span text:style-name="T52">need to be set <text:s/>to Y</text:span></text:p>
      <text:p text:style-name="P65"><text:span text:style-name="T16">Run_zypper_option </text:span><text:span text:style-name="T63">up</text:span> <text:span text:style-name="T64">or dup</text:span> <text:span text:style-name="T64">(For Leap it is set to up, for Tumbleweed it is set to dup)</text:span></text:p>
      <text:p text:style-name="P68">How to run zypper after download.</text:p>
      <text:p text:style-name="P71"><text:span text:style-name="T16">Write_Zkk_Repos_Every_Sec 300</text:span> <text:span text:style-name="T42">(Minimum is </text:span><text:span text:style-name="T65">3</text:span><text:span text:style-name="T48">0</text:span><text:span text:style-name="T42"> </text:span><text:span text:style-name="T46">M</text:span><text:span text:style-name="T42">aximum </text:span><text:span text:style-name="T65">1200</text:span><text:span text:style-name="T43">)</text:span></text:p>
      <text:p text:style-name="P65">This tells zkk how often chronologically to write out the files in /etc/zkk_download_shim/repos.d. You do not want this to run to often since it pauses running new <text:span text:style-name="T17">ZK_downLoader, </text:span><text:span text:style-name="T66">during the update</text:span>. </text:p>
      <text:p text:style-name="P71"><text:span text:style-name="T16">Write_Zkk_Repos_Every_Calls 200</text:span> <text:span text:style-name="T42">(Minimum is </text:span><text:span text:style-name="T65">10</text:span><text:span text:style-name="T48">0</text:span><text:span text:style-name="T42"> </text:span><text:span text:style-name="T46">M</text:span><text:span text:style-name="T42">aximum </text:span><text:span text:style-name="T48">2</text:span><text:span text:style-name="T65">000</text:span><text:span text:style-name="T43">)</text:span></text:p>
      <text:p text:style-name="P72">This tells zkk <text:span text:style-name="T52">Main </text:span>how often in calls made to <text:span text:style-name="T17">ZK_downLoader</text:span> to write out the files in /etc/zkk_download_shim/repos.d You do not want this to run to often since it pauses running new <text:span text:style-name="T17">ZK_downLoader, </text:span><text:span text:style-name="T66">during the update</text:span>. <text:s/></text:p>
      <text:p text:style-name="P72"/>
      <text:p text:style-name="P72"><text:span text:style-name="T47">The d</text:span><text:span text:style-name="T26">ynamic </text:span><text:span text:style-name="T47">variables can be updated while the programs runs and will be picked up. Basically if it <text:s/>runs in the </text:span><text:span text:style-name="T67">zkk</text:span><text:span text:style-name="T47"> thread or ZK_downLoader.</text:span></text:p>
      <text:p text:style-name="P73"/>
      <text:p text:style-name="P74"/>
      <text:p text:style-name="P75"><text:span text:style-name="T19">System </text:span>Technical Documentation: </text:p>
      <text:p text:style-name="P76">The major problem with writing parallel code is keeping track and logging the information. <text:span text:style-name="T68">P</text:span>arallel code run<text:span text:style-name="T68">s</text:span> into file locking <text:span text:style-name="T68">and sync, </text:span>which are a big problem, <text:span text:style-name="T68">one program can not read to the same file as it is being written</text:span>. Regina REXX has this clever thing called rxstack so all the children can push the information there along with their PID and it can be sorted out and put into a <text:span text:style-name="T68">single </text:span>log file. So problems can be tracked down. When writing a program setup your logging first. </text:p>
      <text:p text:style-name="P13"/>
      <text:p text:style-name="P77">Progam <text:span text:style-name="T34">Outline</text:span>:</text:p>
      <text:p text:style-name="P78"><text:span text:style-name="T16">You</text:span> need to run <text:span text:style-name="T39">rxstack -d</text:span>, to start the REXX stack. <text:span text:style-name="T13">To kill rxstack, </text:span><text:span text:style-name="T69">rxstack -k</text:span><text:span text:style-name="T13">, To see the queues in rxstack, </text:span><text:span text:style-name="T69">rxqueue /list</text:span><text:span text:style-name="T13">. </text:span></text:p>
      <text:p text:style-name="P78"><text:s/></text:p>
      <text:p text:style-name="P22">This program runs as root. It does remove some files in /tmp (default) and /etc/zkk_download_shim/repos.d</text:p>
      <text:p text:style-name="P22"/>
      <text:p text:style-name="P22">zkk is the parent it first checks for dependencies</text:p>
      <text:p text:style-name="P22"/>
      <text:p text:style-name="P22">zkk is designed to run in a bash console, it starts writing to the screen and when sets up logging it switches to a log file located in /var/log/zkk_download_shim it has date and time stamps the log files will build up.</text:p>
      <text:p text:style-name="P22"/>
      <text:p text:style-name="P22">It creates needed directories and files, you are informed of this in the log file. It sets permissions for the directories and files to 644.</text:p>
      <text:p text:style-name="P22"/>
      <text:p text:style-name="P79">zkk then runs Init and reads from the configuration file /etc/<text:span text:style-name="T34">zkk_download_shim/</text:span>zkk.conf, if it does not exist it will be create<text:span text:style-name="T68">d</text:span> for you, and it can be edited, <text:span text:style-name="T13">the file is space delimited</text:span>. </text:p>
      <text:p text:style-name="P79"/>
      <text:p text:style-name="P79">During Init <text:span text:style-name="T70">zkk</text:span> reads the <text:span text:style-name="T71">zypper</text:span><text:span text:style-name="T70"> </text:span>repo files in /etc/zypp/repos.d (These are the zypper repos), which contain one baseurl) I set up a parallel structure in /etc/<text:span text:style-name="T34">zkk_download_shim/</text:span>repos.d (These are the zkk repo <text:span text:style-name="T70">files</text:span>), These are laid out:</text:p>
      <text:p text:style-name="P80"><text:span text:style-name="T13">E</text:span>nabled, Average download speed, <text:span text:style-name="T13">S</text:span>uccessful downloads, <text:span text:style-name="T13">F</text:span>ailed downloads, BaseURL, <text:span text:style-name="T13">D</text:span>ate failed <text:span text:style-name="T13">T</text:span>ime failed, space delimited. All one one line for each URL, you can have as many lines as memory will support. <text:span text:style-name="T13">Each repo line can be enabled or disabled individually. </text:span><text:span text:style-name="T16">If the baseurl does not contain tumbleweed or </text:span><text:span text:style-name="T72">(</text:span><text:span text:style-name="T16">leap with a release version</text:span><text:span text:style-name="T72">)</text:span><text:span text:style-name="T16"> it is disabled, </text:span><text:span text:style-name="T70">zkk </text:span>will let zypper pick those patches up. <text:span text:style-name="T70">While reading in the zypper files and setting up the zkk files </text:span><text:span text:style-name="T73">zkk</text:span><text:span text:style-name="T70"> create</text:span><text:span text:style-name="T73">s</text:span><text:span text:style-name="T70"> a variable box called Repo_Box ), wow that’s original Repo_Box.1.X.Y contains information from the zypper files. Repo_Box.2.X.Y contains information from the zkk repo files. zkk uses Repo_Box.1.X.Y as pointers over into Repo_Box.2.X.Y, like filename, and repo name, it also gets its first baseurl from the zypper </text:span><text:span text:style-name="T13">repo </text:span><text:span text:style-name="T70">files. </text:span></text:p>
      <text:p text:style-name="P81"/>
      <text:p text:style-name="P82">zkk also kills packagekitd, then calls <text:span text:style-name="T39">zypper refresh</text:span> and <text:span text:style-name="T39">zypper list-updates &gt; /tmp/Zypper_List_Updates.txt</text:span> and writes the information in the work directory <text:span text:style-name="T13">(default is /tmp</text:span>.</text:p>
      <text:p text:style-name="P82"/>
      <text:p text:style-name="P83">Ok, now we have all the information to begin downloading files. <text:span text:style-name="T13">Here I call a Regina REXX fork() splitting </text:span><text:span text:style-name="T73">zkk in two,</text:span><text:span text:style-name="T13"> a log processing loop main </text:span><text:span text:style-name="T73">and </text:span><text:span text:style-name="T13">a download loop thread. </text:span></text:p>
      <text:p text:style-name="P84">There are zkk main running this handles logging and running zypper after all the files are downloaded, there is zkk thread which is the loop which spawns the <text:span text:style-name="T17">ZK_downLoader</text:span>(s) up to 42 these call aria2, <text:span text:style-name="T74">rpm, sha256sum, sha1sum and md5sum</text:span>. The zkk thread and <text:span text:style-name="T17">ZK_downLoader</text:span>(s) push their log entries to rxstack queues for zkk main to pick up and write out, <text:span text:style-name="T73">zkk main </text:span>works hard. </text:p>
      <text:p text:style-name="P85">So at the 30,000 foot view we have.</text:p>
      <text:p text:style-name="P86"><text:soft-page-break/>Zkk Main, Thread and ZK_downLoader tasks</text:p>
      <table:table table:name="Table1" table:style-name="Table1">
        <table:table-column table:style-name="Table1.A" table:number-columns-repeated="3"/>
        <table:table-row>
          <table:table-cell table:style-name="Table1.A1" office:value-type="string">
            <text:p text:style-name="P87">zkk <text:span text:style-name="T75">M</text:span>ain, <text:span text:style-name="T75">1 Running </text:span></text:p>
            <text:p text:style-name="P85">Read<text:span text:style-name="T4">s</text:span> queues</text:p>
            <text:p text:style-name="P85">Writ<text:span text:style-name="T4">es</text:span> to logs</text:p>
            <text:p text:style-name="P88"><text:span text:style-name="T74">Keeping updating the zkk repo entries and files</text:span><text:tab/><text:tab/><text:tab/></text:p>
            <text:p text:style-name="P86">Can on exit call zypper</text:p>
          </table:table-cell>
          <table:table-cell table:style-name="Table1.A1" office:value-type="string">
            <text:p text:style-name="P87">zkk <text:span text:style-name="T75">T</text:span>hread, <text:span text:style-name="T75">1 Running</text:span></text:p>
            <text:p text:style-name="P85">Keeps track of:</text:p>
            <text:p text:style-name="P85">How many ZK_downLoaders are running</text:p>
            <text:p text:style-name="P85">Free memory, Free disk</text:p>
            <text:p text:style-name="P88"><text:span text:style-name="T74">Which file to download. </text:span><text:tab/><text:tab/></text:p>
            <text:p text:style-name="P89">Pushes logging messages to zkk Main via the queue Thread_Log_ZKK </text:p>
          </table:table-cell>
          <table:table-cell table:style-name="Table1.C1" office:value-type="string">
            <text:p text:style-name="P90">ZK_downLoader</text:p>
            <text:p text:style-name="P90"><text:span text:style-name="T75">1 </text:span><text:span text:style-name="T76">to </text:span><text:span text:style-name="T75">42 Running <text:s/></text:span></text:p>
            <text:p text:style-name="P85">Downloads files using aria2</text:p>
            <text:p text:style-name="P85">Uses rpm -checksig</text:p>
            <text:p text:style-name="P88"><text:span text:style-name="T74">Hashes files </text:span><text:tab/><text:tab/><text:tab/></text:p>
            <text:p text:style-name="P88"/>
            <text:p text:style-name="P89">Pushes logging messages to zkk Main via the queue Z(PID)</text:p>
          </table:table-cell>
        </table:table-row>
      </table:table>
      <text:p text:style-name="P82"/>
      <text:p text:style-name="P82"><text:span text:style-name="T13">N</text:span>ow we go through a while loop and read line by line the Zypper_List_Updates.txt, checking available RAM and disk space how many downloads are running and if we are not at max we dispatch another one <text:span text:style-name="T73">(I made a change for performance it does this before each set, it takes the count of ZK_downLoaders and then dispatches a set in a for loop)</text:span>, until we hit a max RAM disk or downloads. <text:span text:style-name="T17">ZK_downLoader </text:span>is called in this format:</text:p>
      <text:p text:style-name="P91"><text:span text:style-name="T77">#_</text:span>of<text:span text:style-name="T78">_</text:span>calls <text:tab/>repo<text:span text:style-name="T78">_</text:span>filename <text:tab/>arch <text:tab/>filename<text:span text:style-name="T78">_</text:span>to<text:span text:style-name="T78">_</text:span>download <text:s text:c="9"/></text:p>
      <text:p text:style-name="P82">4<text:tab/><text:tab/> openSUSE:repo-oss noarch <text:s/>adwaita-icon-theme-46.2-1.1.noarch.rpm</text:p>
      <text:p text:style-name="P79"/>
      <text:p text:style-name="P92"><text:span text:style-name="T17">ZK_downLoader, </text:span><text:span text:style-name="T79">does not write out logs the information is pushed to the rxstack. </text:span><text:span text:style-name="T80">Logging will be covered later along with the rest of zkk. </text:span></text:p>
      <text:p text:style-name="P93"><text:span text:style-name="T17">ZK_downLoader </text:span><text:span text:style-name="T80">can and should have many of them running at once. </text:span><text:span text:style-name="T77">The #_</text:span><text:span text:style-name="T79">of</text:span><text:span text:style-name="T78">_</text:span><text:span text:style-name="T79">calls </text:span><text:span text:style-name="T77">field is for each repo file and can be used for multiple repo entries to step between them so if you have </text:span><text:span text:style-name="T73">2 or more URL</text:span><text:span text:style-name="T77">s </text:span><text:span text:style-name="T81">in your zkk repo file </text:span><text:span text:style-name="T77">step through you can do this. </text:span></text:p>
      <text:p text:style-name="P94"/>
      <text:p text:style-name="P95">Let’s talk a bit about removing files: Yes, I do not like to do it either, <text:span text:style-name="T82">t</text:span>here are <text:span text:style-name="T82">t</text:span><text:span text:style-name="T73">wo </text:span>procedures which delete file<text:span text:style-name="T82">s:</text:span> Remove_File <text:span text:style-name="T81">and</text:span> Remove_Working_Dir_File, before calling to delete the file zkk checks for the following in the filename * &lt;space&gt; and a minimum length of 8 characters the includes the directory path. Each time rm is called it logs the file it is removing. <text:span text:style-name="T82">I ran into a little special thing with aria2 and filenames so I wrote </text:span>Remove_Working_Dir_File <text:span text:style-name="T82">this will remove all files with a .1 .2 .3 … .9999 in the file name it first does the same </text:span>* &lt;space&gt; and a minimum length of 8 characters <text:span text:style-name="T82">and adds a .* just before the .rpm at the end. Downloaded files written to the </text:span><text:span text:style-name="T81">cache </text:span><text:span text:style-name="T82">directory </text:span><text:span text:style-name="T73">by ZK_downLoader</text:span><text:span text:style-name="T82">.</text:span></text:p>
      <text:p text:style-name="P95"/>
      <text:p text:style-name="P96"><text:span text:style-name="T17">ZK_downLoader, </text:span><text:span text:style-name="T83">reads the parameters and runs Init reading the same </text:span><text:span text:style-name="T34">/etc/zkk_download_shim/</text:span><text:span text:style-name="T83">zkk.conf file. </text:span></text:p>
      <text:p text:style-name="P95"/>
      <text:p text:style-name="P97">1. Is the file already in the /var/cache/zypp/packages/ <text:span text:style-name="T84">area passes rpm -checksig and does not need to be downloaded again? If the file fails rpm -checksig </text:span><text:span text:style-name="T83">the rpm file </text:span><text:span text:style-name="T84">is removed and re-downloaded.</text:span><text:span text:style-name="T83"> </text:span><text:span text:style-name="T60">(zkk does not remove *.rpm files it would not overwrite).</text:span></text:p>
      <text:p text:style-name="P92"/>
      <text:p text:style-name="P96"><text:span text:style-name="T17">ZK_downLoader </text:span><text:span text:style-name="T83">now reads the zkk repo file in </text:span><text:span text:style-name="T34">/etc/zkk_download_shim/</text:span><text:span text:style-name="T83">repo.d after it reads in all the </text:span><text:span text:style-name="T85">ENABLED</text:span><text:span text:style-name="T83"> lines it sorts the stem (array) descending so the fastest sites are at the top. </text:span></text:p>
      <text:p text:style-name="P92"/>
      <text:p text:style-name="P96"><text:span text:style-name="T17">ZK_downLoader, </text:span><text:span text:style-name="T86">does modulo arithmetic to find which repo line to pick and builds the call to aria2 and dispatches it and looks for “(OK):download completed”.</text:span></text:p>
      <text:p text:style-name="P98">if <text:span text:style-name="T17">ZK_downLoader </text:span>sees “(OK):download completed” <text:s/><text:span text:style-name="T60">the program runs </text:span>rpm -checksig <text:s/>(we do not want bad data), <text:span text:style-name="T87">sha256sum, sha1sum and md5sum </text:span>and exits. </text:p>
      <text:p text:style-name="P99"><text:soft-page-break/>if any of the above fails the file is removed and a counter <text:span text:style-name="T87">(Cnt_Total_Retries_Per_Loop_Int) </text:span>i<text:span text:style-name="T87">s</text:span> incremented and if available, a different site is used <text:span text:style-name="T88">until it runs out of retries</text:span>. </text:p>
      <text:p text:style-name="P99"/>
      <text:p text:style-name="P100">The logging information is all being pushed into <text:span text:style-name="T60">a queue area in </text:span>rxstack, <text:span text:style-name="T60">starting with a Z and then the program’s PID</text:span>, many <text:span text:style-name="T17">ZK_downLoader </text:span><text:span text:style-name="T88">can be running </text:span>at the same time. <text:span text:style-name="T60">You can list the queues <text:s/>by running </text:span></text:p>
      <text:p text:style-name="P100"><text:span text:style-name="T89">rxqueue /list</text:span><text:span text:style-name="T60"> at a bash shell while the program is running. </text:span>Now the record keeping part of the documentation. <text:s/></text:p>
      <text:p text:style-name="P92"/>
      <text:p text:style-name="P101">Logging <text:span text:style-name="T86">and record keeping</text:span>: </text:p>
      <text:p text:style-name="P91">So now we will cover the logging information, log information is stored in /var/log/zkk_download_shim/zkk_(Date)_HH_MM_SS.log, the lines:</text:p>
      <text:p text:style-name="P91">Date <text:s text:c="5"/>Time <text:s text:c="12"/>PID Program Module <text:s text:c="2"/>Message </text:p>
      <text:p text:style-name="P102">20240613 17:03:46.470378 <text:s/>1941 zkk <text:s text:c="14"/>Main <text:s text:c="11"/>Checking: Regina REXX found in: <text:s/>/usr/local/bin/regina</text:p>
      <text:p text:style-name="P103"/>
      <text:p text:style-name="P104">zkk can keep up with 2 download streams <text:span text:style-name="T81">YMMV</text:span>, I re-wrote the program 3 times to get around this, <text:span text:style-name="T66">no luck, </text:span>above that it fall<text:span text:style-name="T66">s</text:span> behind, <text:span text:style-name="T66">at least on my test computer, </text:span><text:span text:style-name="T90">it is running as fast as it can</text:span><text:span text:style-name="T66">. </text:span><text:span text:style-name="T88">It takes about a half second to process and remove a queue. </text:span><text:span text:style-name="T66">If there are 10 second pauses </text:span><text:span text:style-name="T91">between downloads, </text:span><text:span text:style-name="T66">like I experience sometimes </text:span><text:span text:style-name="T91">with zypper, zkk </text:span><text:span text:style-name="T66">can easily keep up with it </text:span><text:span text:style-name="T91">and you could just expand the number of parallel ZK_downLoader programs</text:span><text:span text:style-name="T66">. T</text:span>he <text:span text:style-name="T91">logs will </text:span>get processed after the downloads are completed. <text:span text:style-name="T91">You can list the queue by running rxqueue /list, </text:span>zkk just stores them as different queues in the stack area, it is <text:span text:style-name="T92">all </text:span>non-blocking until zypper needs to be ran. <text:span text:style-name="T80">zkk, writes out the log file covered above, so zkk </text:span><text:span text:style-name="T92">Main </text:span><text:span text:style-name="T80">writes out log messages </text:span><text:span text:style-name="T92">from zkk Thread and ZK_downLoader, the zkk Thread pushes to the queue Thread_Log_ZKK, the ZK_downLoader pushes to Z(PID) </text:span></text:p>
      <text:p text:style-name="P105"/>
      <text:p text:style-name="P106">First an aside on REXX stems (arrays) REXX_Stem.0 tells you how many items there are in the <text:s/>REXX_Stem.</text:p>
      <text:p text:style-name="P106"><text:span text:style-name="T90">do</text:span> J = 1 to <text:s/>REXX_Stem.0</text:p>
      <text:p text:style-name="P106"><text:s text:c="7"/>say REXX_Stem.J</text:p>
      <text:p text:style-name="P106">end /* do J */</text:p>
      <text:p text:style-name="P106"><text:span text:style-name="T90">Will </text:span>write out all items in the REXX_Stem.</text:p>
      <text:p text:style-name="P105"/>
      <text:p text:style-name="P107">ZK_downLoader, after it is spawned from zkk, thread it waits till it finds it PID in the system, and then creates a queue with <text:span text:style-name="T93">its PID number with a </text:span>Z added to the front of it, then set the program to write to this queue. zkk main then waits for the PID to be gone from the system before removing the items from the queue and then removing the queue. <text:span text:style-name="T93">The other logging queue is Thread_Log_ZKK, this queue is where zkk thread pushes all its information. Items from the Thread_Log_ZKK queue are removed each time it goes through a loop. So remove all item</text:span><text:span text:style-name="T88">s</text:span><text:span text:style-name="T93"> from <text:s/>Thread_Log_ZKK queue then go through all the Z(PID) queue</text:span><text:span text:style-name="T60">s and remove the Z(PID) queues</text:span><text:span text:style-name="T93"> which have finished then repeat.</text:span></text:p>
      <text:p text:style-name="P107"/>
      <text:p text:style-name="P108">As items are removed from the Z(PID) queues item<text:span text:style-name="T88">s</text:span> are picked like the repo, URL <text:span text:style-name="T94">ZK_downLoader </text:span><text:s/>was using, download speed, success, failure. These are updated in <text:span text:style-name="T94">the Repo_Box.2.I.J </text:span>memory <text:span text:style-name="T94">area </text:span>as the program runs and then written to <text:span text:style-name="T95">the zkk repo files on (I am trying to be clear about which repo files are being updated)</text:span> disk as controlled by the zkk.conf <text:span text:style-name="T94">(either by time or by call) </text:span>file. After they are written to disk, <text:span text:style-name="T94">a </text:span>newly run ZK_downLoader picks up the changes, <text:span text:style-name="T94">the enabled, fastest download speed <text:s/>URL is sorted to the top</text:span>.</text:p>
      <text:p text:style-name="P109"/>
      <text:p text:style-name="P110"><text:soft-page-break/>When after a while either time or number of downloads zkk Main will request zkk Thread to pause creating new <text:span text:style-name="T93">ZK_downLoader </text:span>so that the zkk repo files can be updated the programs use rxstack queues to communicate. </text:p>
      <text:p text:style-name="P111"/>
      <text:p text:style-name="P111">After the download and writing the log file is complete. </text:p>
      <text:p text:style-name="P112">After the download, zkk gets most of the packages, <text:span text:style-name="T96">in one of the tests it downloaded 2191 of 2289</text:span>. After this there are 3 <text:span text:style-name="T97">options</text:span>:</text:p>
      <text:p text:style-name="P112">1. The program can exit and you can run zypper from the command line.</text:p>
      <text:p text:style-name="P112">2. The program can Run_zypper_After_Download Y/<text:span text:style-name="T96">N,</text:span> if this is Y zypper is run after the download <text:span text:style-name="T98">interactively</text:span><text:span text:style-name="T96">.</text:span></text:p>
      <text:p text:style-name="P113">3. <text:span text:style-name="T99">The program can Run_zypper_After_Download </text:span><text:span text:style-name="T6">&amp;</text:span><text:span text:style-name="T99"> Run_zypper_with_No_Confirm Y/</text:span>N,<text:span text:style-name="T99"> if th</text:span><text:span text:style-name="T6">ese are both </text:span><text:span text:style-name="T99">Y zypper is run after the download </text:span><text:span text:style-name="T16">non-interactively</text:span>.</text:p>
      <text:p text:style-name="P114">If zypper is ran by the program it has the advantage of capturing the output and sending it to the log file.</text:p>
      <text:p text:style-name="P115">The program <text:span text:style-name="T100">then exits with, <text:s/></text:span><text:span text:style-name="T88">the location and name of the logfile and </text:span><text:span text:style-name="T100">“Normal </text:span><text:span text:style-name="T97">zkk End”</text:span><text:span text:style-name="T100">.</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
      <text:p text:style-name="P117">Errata Errata Errata Errata Errata Errata Errata</text:p>
      <text:p text:style-name="P118">Q: Why is it called zkk?</text:p>
      <text:p text:style-name="P118">A: I was going to call it ykk, but I was worried about trademarks from a zypper company ;). </text:p>
      <text:p text:style-name="P118"/>
      <text:p text:style-name="P119">Q: Why the dinosaur language Regina REXX, we want something cool like Rust or Ruby?</text:p>
      <text:p text:style-name="P119">A: I had old code around which supported parallel <text:span text:style-name="T101">execution and </text:span>downloads <text:span text:style-name="T67">and I knew how to do IPC with REXX</text:span>. </text:p>
      <text:p text:style-name="P120"/>
      <text:p text:style-name="P121">Q: Why does zkk have a Thread and Child and the Child spawns separate stand alone programs (ZK_downLoader)?</text:p>
      <text:p text:style-name="P121">A: I tried having zkk fork the ZK_downLoader program each one left a &lt;defunct&gt;, so you have the same number of &lt;defunct&gt; as you have patches. It looks really messy and what happens when you have thousands of patches? I do not know. The &lt;defunct&gt; do go away when parent zkk exits. </text:p>
      <text:p text:style-name="P120"/>
      <text:p text:style-name="P120">I bought a new fast router <text:span text:style-name="T67">at the which leans to the upper part of the alphabet</text:span>, it seems to speed up downloads <text:span text:style-name="T67">and </text:span>probably because the DNS is much faster, the timed out repositories seems to have stopped also, or maybe Suse improved their networking on the back end. <text:span text:style-name="T67">The DNS timeout still happen on the router the Internet company provided me. </text:span></text:p>
      <text:p text:style-name="P120"/>
      <text:p text:style-name="P120">Repository files should be required to have enabled, name, baseurl <text:span text:style-name="T102">entries</text:span>. The snappy repo file does not have a name, we <text:span text:style-name="T102">really </text:span>need to save those 12 bytes <text:span text:style-name="T103">(11 characters, an equal sign and a carriage return) </text:span>?!</text:p>
      <text:p text:style-name="P120"/>
      <text:p text:style-name="P120">Sometimes OpenSuse <text:span text:style-name="T102">zypper </text:span>prompts for the install ISO <text:span text:style-name="T102">why? Can’t you just pull the files down? You could obviously pull down the ISO file again. </text:span></text:p>
      <text:p text:style-name="P120"/>
      <text:p text:style-name="P122"><text:span text:style-name="T104">zkk m</text:span>ay or may not be faster then zypper, however it does provide an algorithm to rewrite it in a faster language, <text:span text:style-name="T104">maybe with some improvements</text:span>, <text:span text:style-name="T104">zkk a</text:span>lso provides the concept of multiple repositories with <text:span text:style-name="T105">tracking the average </text:span>download speed across <text:span text:style-name="T105">each </text:span>as a feedback loop. So instead of OpenSuse providing one baseurl they (OpenSuse) could create repository files with all the approved repositories in them and the end user running zypper could self discover the fastest sites <text:span text:style-name="T105">for their location</text:span>. I do not know how much it matters when the downloads come in parallel. </text:p>
      <text:p text:style-name="P122"/>
      <text:p text:style-name="P123">I had program crashes using <text:span text:style-name="T106">Regina-REXX 3.9.1, </text:span>I did put in a request to have the current version added to the zypper repos. <text:span text:style-name="T107">That is why </text:span><text:span text:style-name="T106">Regina-REXX 3.9.</text:span><text:span text:style-name="T107">6 is checked for.</text:span></text:p>
      <text:p text:style-name="P122"/>
      <text:p text:style-name="P124">If Regina-REXX 3.9.1 is installed on the system I had to zypper remove regina-rexx and <text:span text:style-name="T33">libregina3, </text:span>I also remember rm /bin/regina, and then running which regina<text:span text:style-name="T33">. <text:s/></text:span>I could run the <text:span text:style-name="T108">rpm --install libregina3-3.9.6-240341.1-x86_64-RHEL-7.rpm </text:span></text:p>
      <text:p text:style-name="P124">however I had to download the regina-rexx <text:span text:style-name="T109">3.9.6 </text:span>tar ball expand it and <text:span text:style-name="T39">configure, make, make install.</text:span> To get around the system reinstalling 3.9.1 again even when doing the <text:span text:style-name="T108">rpm --install regina-rexx-3.9.6-240341.1-x86_64-RHEL-7.rpm</text:span></text:p>
      <text:p text:style-name="P124">why<text:span text:style-name="T5">,</text:span> who knows. </text:p>
      <text:p text:style-name="P124"/>
      <text:p text:style-name="P125">For Regina REXX howto do a debug stream with multiple threads:</text:p>
      <text:p text:style-name="P126">trace(?R) <text:s text:c="5"/>/* Pause the program with a trace statement the ? does it */ </text:p>
      <text:p text:style-name="P126">Raw_Line = '54'</text:p>
      <text:p text:style-name="P126">trace(O) <text:s text:c="6"/>/* Turn tracing off */</text:p>
      <text:p text:style-name="P126">Raw_Line = '54'</text:p>
      <text:p text:style-name="P126">trace R <text:s text:c="9"/>/* Turn tracing on it will just stream you do not need to push enter for each statement */</text:p>
      <text:p text:style-name="P126">Raw_Line = '54'</text:p>
      <text:p text:style-name="P127">Option 2</text:p>
      <text:p text:style-name="P126">trace(?I) <text:s text:c="5"/>/* Pause the program with a trace statement the ? does it */ </text:p>
      <text:p text:style-name="P126">Raw_Line = '54'</text:p>
      <text:p text:style-name="P126">trace(O) <text:s text:c="6"/>/* Turn tracing off */</text:p>
      <text:p text:style-name="P126">Raw_Line = '54'</text:p>
      <text:p text:style-name="P126">trace I <text:s text:c="9"/>/* Turn tracing on it will just stream you do not need to push enter for each statement */</text:p>
      <text:p text:style-name="P126">Raw_Line = '54'</text:p>
      <text:p text:style-name="P128"/>
      <text:p text:style-name="P129"/>
      <text:p text:style-name="P130">Link<text:span text:style-name="T1">s</text:span> to Opensuse Mirror List</text:p>
      <text:p text:style-name="P129"/>
      <text:p text:style-name="P131">Opensuse Official Repositories:</text:p>
      <text:p text:style-name="P131"><text:a xlink:type="simple" xlink:href="https://en.opensuse.org/Package_repositories" text:style-name="Internet_20_link" text:visited-style-name="Visited_20_Internet_20_Link">https://en.opensuse.org/Package_repositories</text:a></text:p>
      <text:p text:style-name="P132"/>
      <text:p text:style-name="P133">Opensuse <text:span text:style-name="T1">Mirrors:</text:span></text:p>
      <text:p text:style-name="P133"><text:a xlink:type="simple" xlink:href="https://en.opensuse.org/openSUSE:Mirrors" text:style-name="Internet_20_link" text:visited-style-name="Visited_20_Internet_20_Link">https://en.opensuse.org/openSUSE:Mirrors</text:a></text:p>
      <text:p text:style-name="P133"/>
      <text:p text:style-name="P134">OpenSuse Mirror Report:</text:p>
      <text:p text:style-name="P134"><text:a xlink:type="simple" xlink:href="https://mirrors.opensuse.org/" text:style-name="Internet_20_link" text:visited-style-name="Visited_20_Internet_20_Link">https://mirrors.opensuse.org/</text:a></text:p>
      <text:p text:style-name="P1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style:font-face style:name="Roboto" svg:font-family="Roboto"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Roboto" style:font-family-complex="Roboto"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0:48:40.953000000</meta:creation-date>
    <meta:generator>LibreOffice/24.8.0.3$Linux_X86_64 LibreOffice_project/480$Build-3</meta:generator>
    <dc:date>2024-08-27T13:12:04.590572503</dc:date>
    <meta:editing-duration>P9DT14H1M28S</meta:editing-duration>
    <meta:editing-cycles>67</meta:editing-cycles>
    <meta:document-statistic meta:table-count="1" meta:image-count="0" meta:object-count="0" meta:page-count="12" meta:paragraph-count="230" meta:word-count="4046" meta:character-count="25107" meta:non-whitespace-character-count="20994"/>
  </office:meta>
</office:document-meta>
</file>